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Pictures/100002000000000B0000000B6D4EDBF4EE6D845E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2">
      <style:table-cell-properties fo:background-color="#6699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ackground-color="#6699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solid" svg:stroke-width="2.89pt" svg:stroke-color="#999999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2" table:style-name="ta1">
        <table:shapes>
          <draw:frame draw:z-index="0" draw:style-name="gr1" draw:text-style-name="P1" svg:width="975.66pt" svg:height="476.19pt" svg:x="297.47pt" svg:y="148.65pt">
            <loext:p draw:notify-on-update-of-ranges="Feuille2.C4:Feuille2.C4 Feuille2.C5:Feuille2.C14 Feuille2.D4:Feuille2.D4 Feuille2.D5:Feuille2.D14 Feuille2.E4:Feuille2.E4 Feuille2.E5:Feuille2.E14 Feuille2.F4:Feuille2.F4 Feuille2.F5:Feuille2.F14 Feuille2.G4:Feuille2.G4 Feuille2.G5:Feuille2.G14 Feuille2.H4:Feuille2.H4 Feuille2.H5:Feuille2.H14 Feuille2.I4:Feuille2.I4 Feuille2.I5:Feuille2.I14 Feuille2.J4:Feuille2.J4 Feuille2.J5:Feuille2.J14 Feuille2.K4:Feuille2.K4 Feuille2.K5:Feuille2.K14 Feuille2.L4:Feuille2.L4 Feuille2.L5:Feuille2.L14 Feuille2.M4:Feuille2.M4 Feuille2.M5:Feuille2.M14 Feuille2.N4:Feuille2.N4 Feuille2.N5:Feuille2.N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75.69pt" svg:height="476.16pt" svg:x="0pt" svg:y="899.04pt">
            <loext:p draw:notify-on-update-of-ranges="Feuille2.C4:Feuille2.C4 Feuille2.C5:Feuille2.C14 Feuille2.D4:Feuille2.D4 Feuille2.D5:Feuille2.D14 Feuille2.E4:Feuille2.E4 Feuille2.E5:Feuille2.E14 Feuille2.F4:Feuille2.F4 Feuille2.F5:Feuille2.F14 Feuille2.G4:Feuille2.G4 Feuille2.G5:Feuille2.G14 Feuille2.H4:Feuille2.H4 Feuille2.H5:Feuille2.H14 Feuille2.I4:Feuille2.I4 Feuille2.I5:Feuille2.I14 Feuille2.J4:Feuille2.J4 Feuille2.J5:Feuille2.J14 Feuille2.K4:Feuille2.K4 Feuille2.K5:Feuille2.K14 Feuille2.L4:Feuille2.L4 Feuille2.L5:Feuille2.L14 Feuille2.M4:Feuille2.M4 Feuille2.M5:Feuille2.M14 Feuille2.N4:Feuille2.N4 Feuille2.N5:Feuille2.N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column table:style-name="co2" table:number-columns-repeated="5" table:default-cell-style-name="ce3"/>
        <table:table-column table:style-name="co2" table:number-columns-repeated="5" table:default-cell-style-name="ce1"/>
        <table:table-column table:style-name="co1" table:number-columns-repeated="1004" table:default-cell-style-name="ce1"/>
        <table:table-column table:style-name="co1" table:number-columns-repeated="7" table:default-cell-style-name="ce7"/>
        <table:table-row table:style-name="ro1" table:number-rows-repeated="2">
          <table:table-cell table:number-columns-repeated="2"/>
          <table:table-cell table:style-name="ce2" table:number-columns-repeated="6"/>
          <table:table-cell table:style-name="ce6" table:number-columns-repeated="5"/>
          <table:table-cell table:number-columns-repeated="101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condition</text:p>
          </table:table-cell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basement, size</text:p>
          </table:table-cell>
          <table:table-cell office:value-type="string" calcext:value-type="string">
            <text:p>basement, condition</text:p>
          </table:table-cell>
          <table:table-cell table:number-columns-repeated="2" office:value-type="string" calcext:value-type="string">
            <text:p>amentities</text:p>
          </table:table-cell>
          <table:table-cell table:number-columns-repeated="2" office:value-type="string" calcext:value-type="string">
            <text:p>ag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 office:value-type="string" calcext:value-type="string">
            <text:p>Variable</text:p>
          </table:table-cell>
          <table:table-cell table:style-name="ce2" office:value-type="string" calcext:value-type="string">
            <text:p>overallcond</text:p>
          </table:table-cell>
          <table:table-cell table:style-name="ce2" office:value-type="string" calcext:value-type="string">
            <text:p>overallqual</text:p>
          </table:table-cell>
          <table:table-cell table:style-name="ce2" office:value-type="string" calcext:value-type="string">
            <text:p>log_grlivarea</text:p>
          </table:table-cell>
          <table:table-cell table:style-name="ce2" office:value-type="string" calcext:value-type="string">
            <text:p>log_lotarea</text:p>
          </table:table-cell>
          <table:table-cell table:style-name="ce2" office:value-type="string" calcext:value-type="string">
            <text:p>totalbsmtsf</text:p>
          </table:table-cell>
          <table:table-cell table:style-name="ce2" office:value-type="string" calcext:value-type="string">
            <text:p>bsmtfinsf1</text:p>
          </table:table-cell>
          <table:table-cell table:style-name="ce2" office:value-type="string" calcext:value-type="string">
            <text:p>fireplaces</text:p>
          </table:table-cell>
          <table:table-cell table:style-name="ce2" office:value-type="string" calcext:value-type="string">
            <text:p>garagecars</text:p>
          </table:table-cell>
          <table:table-cell table:style-name="ce2" office:value-type="string" calcext:value-type="string">
            <text:p>yearbuilt</text:p>
          </table:table-cell>
          <table:table-cell table:style-name="ce2" office:value-type="string" calcext:value-type="string">
            <text:p>yearremodadd</text:p>
          </table:table-cell>
          <table:table-cell table:number-columns-repeated="2" office:value-type="string" calcext:value-type="string">
            <text:p>eigenvalu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1</text:p>
          </table:table-cell>
          <table:table-cell table:style-name="ce6" office:value-type="float" office:value="-0.118779" calcext:value-type="float">
            <text:p>-0.12</text:p>
          </table:table-cell>
          <table:table-cell table:style-name="ce6" office:value-type="float" office:value="0.427198" calcext:value-type="float">
            <text:p>0.43</text:p>
          </table:table-cell>
          <table:table-cell table:style-name="ce6" office:value-type="float" office:value="0.35333" calcext:value-type="float">
            <text:p>0.35</text:p>
          </table:table-cell>
          <table:table-cell table:style-name="ce6" office:value-type="float" office:value="0.203585" calcext:value-type="float">
            <text:p>0.20</text:p>
          </table:table-cell>
          <table:table-cell table:style-name="ce6" office:value-type="float" office:value="0.371907" calcext:value-type="float">
            <text:p>0.37</text:p>
          </table:table-cell>
          <table:table-cell table:style-name="ce6" office:value-type="float" office:value="0.224759" calcext:value-type="float">
            <text:p>0.22</text:p>
          </table:table-cell>
          <table:table-cell table:style-name="ce6" office:value-type="float" office:value="0.269885" calcext:value-type="float">
            <text:p>0.27</text:p>
          </table:table-cell>
          <table:table-cell table:style-name="ce6" office:value-type="float" office:value="0.39414" calcext:value-type="float">
            <text:p>0.39</text:p>
          </table:table-cell>
          <table:table-cell table:style-name="ce6" office:value-type="float" office:value="0.353545" calcext:value-type="float">
            <text:p>0.35</text:p>
          </table:table-cell>
          <table:table-cell table:style-name="ce6" office:value-type="float" office:value="0.308375" calcext:value-type="float">
            <text:p>0.31</text:p>
          </table:table-cell>
          <table:table-cell table:number-columns-repeated="2" office:value-type="float" office:value="3.872" calcext:value-type="float">
            <text:p>3.8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2</text:p>
          </table:table-cell>
          <table:table-cell table:style-name="ce6" office:value-type="float" office:value="0.258071" calcext:value-type="float">
            <text:p>0.26</text:p>
          </table:table-cell>
          <table:table-cell table:style-name="ce6" office:value-type="float" office:value="-0.100502" calcext:value-type="float">
            <text:p>-0.10</text:p>
          </table:table-cell>
          <table:table-cell table:style-name="ce6" office:value-type="float" office:value="0.245955" calcext:value-type="float">
            <text:p>0.25</text:p>
          </table:table-cell>
          <table:table-cell table:style-name="ce6" office:value-type="float" office:value="0.532461" calcext:value-type="float">
            <text:p>0.53</text:p>
          </table:table-cell>
          <table:table-cell table:style-name="ce6" office:value-type="float" office:value="0.12236" calcext:value-type="float">
            <text:p>0.12</text:p>
          </table:table-cell>
          <table:table-cell table:style-name="ce6" office:value-type="float" office:value="0.170144" calcext:value-type="float">
            <text:p>0.17</text:p>
          </table:table-cell>
          <table:table-cell table:style-name="ce6" office:value-type="float" office:value="0.404546" calcext:value-type="float">
            <text:p>0.40</text:p>
          </table:table-cell>
          <table:table-cell table:style-name="ce6" office:value-type="float" office:value="-0.079732" calcext:value-type="float">
            <text:p>-0.08</text:p>
          </table:table-cell>
          <table:table-cell table:style-name="ce6" office:value-type="float" office:value="-0.474635" calcext:value-type="float">
            <text:p>-0.47</text:p>
          </table:table-cell>
          <table:table-cell table:style-name="ce6" office:value-type="float" office:value="-0.374267" calcext:value-type="float">
            <text:p>-0.37</text:p>
          </table:table-cell>
          <table:table-cell table:number-columns-repeated="2" office:value-type="float" office:value="1.419" calcext:value-type="float">
            <text:p>1.4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3</text:p>
          </table:table-cell>
          <table:table-cell table:style-name="ce6" office:value-type="float" office:value="0.719962" calcext:value-type="float">
            <text:p>0.72</text:p>
          </table:table-cell>
          <table:table-cell table:style-name="ce6" office:value-type="float" office:value="0.210956" calcext:value-type="float">
            <text:p>0.21</text:p>
          </table:table-cell>
          <table:table-cell table:style-name="ce6" office:value-type="float" office:value="0.19936" calcext:value-type="float">
            <text:p>0.20</text:p>
          </table:table-cell>
          <table:table-cell table:style-name="ce6" office:value-type="float" office:value="-0.079584" calcext:value-type="float">
            <text:p>-0.08</text:p>
          </table:table-cell>
          <table:table-cell table:style-name="ce6" office:value-type="float" office:value="-0.231713" calcext:value-type="float">
            <text:p>-0.23</text:p>
          </table:table-cell>
          <table:table-cell table:style-name="ce6" office:value-type="float" office:value="-0.368104" calcext:value-type="float">
            <text:p>-0.37</text:p>
          </table:table-cell>
          <table:table-cell table:style-name="ce6" office:value-type="float" office:value="0.05006" calcext:value-type="float">
            <text:p>0.05</text:p>
          </table:table-cell>
          <table:table-cell table:style-name="ce6" office:value-type="float" office:value="0.027048" calcext:value-type="float">
            <text:p>0.03</text:p>
          </table:table-cell>
          <table:table-cell table:style-name="ce6" office:value-type="float" office:value="-0.129122" calcext:value-type="float">
            <text:p>-0.13</text:p>
          </table:table-cell>
          <table:table-cell table:style-name="ce6" office:value-type="float" office:value="0.426583" calcext:value-type="float">
            <text:p>0.43</text:p>
          </table:table-cell>
          <table:table-cell table:number-columns-repeated="2" office:value-type="float" office:value="1.127" calcext:value-type="float">
            <text:p>1.1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4</text:p>
          </table:table-cell>
          <table:table-cell table:style-name="ce6" office:value-type="float" office:value="0.463857" calcext:value-type="float">
            <text:p>0.46</text:p>
          </table:table-cell>
          <table:table-cell table:style-name="ce6" office:value-type="float" office:value="-0.056006" calcext:value-type="float">
            <text:p>-0.06</text:p>
          </table:table-cell>
          <table:table-cell table:style-name="ce6" office:value-type="float" office:value="-0.375331" calcext:value-type="float">
            <text:p>-0.38</text:p>
          </table:table-cell>
          <table:table-cell table:style-name="ce6" office:value-type="float" office:value="-0.111206" calcext:value-type="float">
            <text:p>-0.11</text:p>
          </table:table-cell>
          <table:table-cell table:style-name="ce6" office:value-type="float" office:value="0.259872" calcext:value-type="float">
            <text:p>0.26</text:p>
          </table:table-cell>
          <table:table-cell table:style-name="ce6" office:value-type="float" office:value="0.701569" calcext:value-type="float">
            <text:p>0.70</text:p>
          </table:table-cell>
          <table:table-cell table:style-name="ce6" office:value-type="float" office:value="-0.127239" calcext:value-type="float">
            <text:p>-0.13</text:p>
          </table:table-cell>
          <table:table-cell table:style-name="ce6" office:value-type="float" office:value="-0.136828" calcext:value-type="float">
            <text:p>-0.14</text:p>
          </table:table-cell>
          <table:table-cell table:style-name="ce6" office:value-type="float" office:value="0.035581" calcext:value-type="float">
            <text:p>0.04</text:p>
          </table:table-cell>
          <table:table-cell table:style-name="ce6" office:value-type="float" office:value="0.180414" calcext:value-type="float">
            <text:p>0.1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5</text:p>
          </table:table-cell>
          <table:table-cell table:style-name="ce6" office:value-type="float" office:value="0.052672" calcext:value-type="float">
            <text:p>0.05</text:p>
          </table:table-cell>
          <table:table-cell table:style-name="ce6" office:value-type="float" office:value="-0.142243" calcext:value-type="float">
            <text:p>-0.14</text:p>
          </table:table-cell>
          <table:table-cell table:style-name="ce6" office:value-type="float" office:value="-0.05652" calcext:value-type="float">
            <text:p>-0.06</text:p>
          </table:table-cell>
          <table:table-cell table:style-name="ce6" office:value-type="float" office:value="0.666114" calcext:value-type="float">
            <text:p>0.67</text:p>
          </table:table-cell>
          <table:table-cell table:style-name="ce6" office:value-type="float" office:value="0.071003" calcext:value-type="float">
            <text:p>0.07</text:p>
          </table:table-cell>
          <table:table-cell table:style-name="ce6" office:value-type="float" office:value="-0.119643" calcext:value-type="float">
            <text:p>-0.12</text:p>
          </table:table-cell>
          <table:table-cell table:style-name="ce6" office:value-type="float" office:value="-0.671473" calcext:value-type="float">
            <text:p>-0.67</text:p>
          </table:table-cell>
          <table:table-cell table:style-name="ce6" office:value-type="float" office:value="0.194901" calcext:value-type="float">
            <text:p>0.19</text:p>
          </table:table-cell>
          <table:table-cell table:style-name="ce6" office:value-type="float" office:value="0.033513" calcext:value-type="float">
            <text:p>0.03</text:p>
          </table:table-cell>
          <table:table-cell table:style-name="ce6" office:value-type="float" office:value="0.144043" calcext:value-type="float">
            <text:p>0.14</text:p>
          </table:table-cell>
          <table:table-cell table:number-columns-repeated="2" office:value-type="float" office:value="0.719" calcext:value-type="float">
            <text:p>0.7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6</text:p>
          </table:table-cell>
          <table:table-cell table:style-name="ce6" office:value-type="float" office:value="-0.024207" calcext:value-type="float">
            <text:p>-0.02</text:p>
          </table:table-cell>
          <table:table-cell table:style-name="ce6" office:value-type="float" office:value="-0.251865" calcext:value-type="float">
            <text:p>-0.25</text:p>
          </table:table-cell>
          <table:table-cell table:style-name="ce6" office:value-type="float" office:value="-0.396111" calcext:value-type="float">
            <text:p>-0.40</text:p>
          </table:table-cell>
          <table:table-cell table:style-name="ce6" office:value-type="float" office:value="0.36584" calcext:value-type="float">
            <text:p>0.37</text:p>
          </table:table-cell>
          <table:table-cell table:style-name="ce6" office:value-type="float" office:value="-0.495271" calcext:value-type="float">
            <text:p>-0.50</text:p>
          </table:table-cell>
          <table:table-cell table:style-name="ce6" office:value-type="float" office:value="0.045508" calcext:value-type="float">
            <text:p>0.05</text:p>
          </table:table-cell>
          <table:table-cell table:style-name="ce6" office:value-type="float" office:value="0.471968" calcext:value-type="float">
            <text:p>0.47</text:p>
          </table:table-cell>
          <table:table-cell table:style-name="ce6" office:value-type="float" office:value="0.060657" calcext:value-type="float">
            <text:p>0.06</text:p>
          </table:table-cell>
          <table:table-cell table:style-name="ce6" office:value-type="float" office:value="0.342047" calcext:value-type="float">
            <text:p>0.34</text:p>
          </table:table-cell>
          <table:table-cell table:style-name="ce6" office:value-type="float" office:value="0.233327" calcext:value-type="float">
            <text:p>0.23</text:p>
          </table:table-cell>
          <table:table-cell table:number-columns-repeated="2" office:value-type="float" office:value="0.521" calcext:value-type="float">
            <text:p>0.5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7</text:p>
          </table:table-cell>
          <table:table-cell table:style-name="ce6" office:value-type="float" office:value="0.160065" calcext:value-type="float">
            <text:p>0.16</text:p>
          </table:table-cell>
          <table:table-cell table:style-name="ce6" office:value-type="float" office:value="-0.040256" calcext:value-type="float">
            <text:p>-0.04</text:p>
          </table:table-cell>
          <table:table-cell table:style-name="ce6" office:value-type="float" office:value="-0.016303" calcext:value-type="float">
            <text:p>-0.02</text:p>
          </table:table-cell>
          <table:table-cell table:style-name="ce6" office:value-type="float" office:value="-0.201834" calcext:value-type="float">
            <text:p>-0.20</text:p>
          </table:table-cell>
          <table:table-cell table:style-name="ce6" office:value-type="float" office:value="-0.3177" calcext:value-type="float">
            <text:p>-0.32</text:p>
          </table:table-cell>
          <table:table-cell table:style-name="ce6" office:value-type="float" office:value="0.20252" calcext:value-type="float">
            <text:p>0.20</text:p>
          </table:table-cell>
          <table:table-cell table:style-name="ce6" office:value-type="float" office:value="-0.091395" calcext:value-type="float">
            <text:p>-0.09</text:p>
          </table:table-cell>
          <table:table-cell table:style-name="ce6" office:value-type="float" office:value="0.808607" calcext:value-type="float">
            <text:p>0.81</text:p>
          </table:table-cell>
          <table:table-cell table:style-name="ce6" office:value-type="float" office:value="-0.089693" calcext:value-type="float">
            <text:p>-0.09</text:p>
          </table:table-cell>
          <table:table-cell table:style-name="ce6" office:value-type="float" office:value="-0.345782" calcext:value-type="float">
            <text:p>-0.35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8</text:p>
          </table:table-cell>
          <table:table-cell table:style-name="ce6" office:value-type="float" office:value="0.170891" calcext:value-type="float">
            <text:p>0.17</text:p>
          </table:table-cell>
          <table:table-cell table:style-name="ce6" office:value-type="float" office:value="0.074053" calcext:value-type="float">
            <text:p>0.07</text:p>
          </table:table-cell>
          <table:table-cell table:style-name="ce6" office:value-type="float" office:value="-0.56759" calcext:value-type="float">
            <text:p>-0.57</text:p>
          </table:table-cell>
          <table:table-cell table:style-name="ce6" office:value-type="float" office:value="-0.000961" calcext:value-type="float">
            <text:p>0.00</text:p>
          </table:table-cell>
          <table:table-cell table:style-name="ce6" office:value-type="float" office:value="0.528063" calcext:value-type="float">
            <text:p>0.53</text:p>
          </table:table-cell>
          <table:table-cell table:style-name="ce6" office:value-type="float" office:value="-0.474254" calcext:value-type="float">
            <text:p>-0.47</text:p>
          </table:table-cell>
          <table:table-cell table:style-name="ce6" office:value-type="float" office:value="0.208715" calcext:value-type="float">
            <text:p>0.21</text:p>
          </table:table-cell>
          <table:table-cell table:style-name="ce6" office:value-type="float" office:value="0.225584" calcext:value-type="float">
            <text:p>0.23</text:p>
          </table:table-cell>
          <table:table-cell table:style-name="ce6" office:value-type="float" office:value="0.050502" calcext:value-type="float">
            <text:p>0.05</text:p>
          </table:table-cell>
          <table:table-cell table:style-name="ce6" office:value-type="float" office:value="-0.205876" calcext:value-type="float">
            <text:p>-0.21</text:p>
          </table:table-cell>
          <table:table-cell table:number-columns-repeated="2" office:value-type="float" office:value="0.402" calcext:value-type="float">
            <text:p>0.4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9</text:p>
          </table:table-cell>
          <table:table-cell table:style-name="ce6" office:value-type="float" office:value="0.130563" calcext:value-type="float">
            <text:p>0.13</text:p>
          </table:table-cell>
          <table:table-cell table:style-name="ce6" office:value-type="float" office:value="0.692892" calcext:value-type="float">
            <text:p>0.69</text:p>
          </table:table-cell>
          <table:table-cell table:style-name="ce6" office:value-type="float" office:value="-0.141656" calcext:value-type="float">
            <text:p>-0.14</text:p>
          </table:table-cell>
          <table:table-cell table:style-name="ce6" office:value-type="float" office:value="0.183442" calcext:value-type="float">
            <text:p>0.18</text:p>
          </table:table-cell>
          <table:table-cell table:style-name="ce6" office:value-type="float" office:value="-0.283437" calcext:value-type="float">
            <text:p>-0.28</text:p>
          </table:table-cell>
          <table:table-cell table:style-name="ce6" office:value-type="float" office:value="0.055037" calcext:value-type="float">
            <text:p>0.06</text:p>
          </table:table-cell>
          <table:table-cell table:style-name="ce6" office:value-type="float" office:value="-0.137758" calcext:value-type="float">
            <text:p>-0.14</text:p>
          </table:table-cell>
          <table:table-cell table:style-name="ce6" office:value-type="float" office:value="-0.250574" calcext:value-type="float">
            <text:p>-0.25</text:p>
          </table:table-cell>
          <table:table-cell table:style-name="ce6" office:value-type="float" office:value="0.28372" calcext:value-type="float">
            <text:p>0.28</text:p>
          </table:table-cell>
          <table:table-cell table:style-name="ce6" office:value-type="float" office:value="-0.451119" calcext:value-type="float">
            <text:p>-0.45</text:p>
          </table:table-cell>
          <table:table-cell table:number-columns-repeated="2" office:value-type="float" office:value="0.284" calcext:value-type="float">
            <text:p>0.2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p10</text:p>
          </table:table-cell>
          <table:table-cell table:style-name="ce6" office:value-type="float" office:value="0.332492" calcext:value-type="float">
            <text:p>0.33</text:p>
          </table:table-cell>
          <table:table-cell table:style-name="ce6" office:value-type="float" office:value="-0.434613" calcext:value-type="float">
            <text:p>-0.43</text:p>
          </table:table-cell>
          <table:table-cell table:style-name="ce6" office:value-type="float" office:value="0.362571" calcext:value-type="float">
            <text:p>0.36</text:p>
          </table:table-cell>
          <table:table-cell table:style-name="ce6" office:value-type="float" office:value="-0.066348" calcext:value-type="float">
            <text:p>-0.07</text:p>
          </table:table-cell>
          <table:table-cell table:style-name="ce6" office:value-type="float" office:value="0.122611" calcext:value-type="float">
            <text:p>0.12</text:p>
          </table:table-cell>
          <table:table-cell table:style-name="ce6" office:value-type="float" office:value="-0.086538" calcext:value-type="float">
            <text:p>-0.09</text:p>
          </table:table-cell>
          <table:table-cell table:style-name="ce6" office:value-type="float" office:value="-0.016919" calcext:value-type="float">
            <text:p>-0.02</text:p>
          </table:table-cell>
          <table:table-cell table:style-name="ce6" office:value-type="float" office:value="-0.09827" calcext:value-type="float">
            <text:p>-0.10</text:p>
          </table:table-cell>
          <table:table-cell table:style-name="ce6" office:value-type="float" office:value="0.65006" calcext:value-type="float">
            <text:p>0.65</text:p>
          </table:table-cell>
          <table:table-cell table:style-name="ce6" office:value-type="float" office:value="-0.331146" calcext:value-type="float">
            <text:p>-0.33</text:p>
          </table:table-cell>
          <table:table-cell table:number-columns-repeated="2" office:value-type="float" office:value="0.206" calcext:value-type="float">
            <text:p>0.21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shapes>
          <draw:frame draw:z-index="0" draw:style-name="gr2" draw:text-style-name="P1" svg:width="1061.77pt" svg:height="529.31pt" svg:x="324.2pt" svg:y="157.49pt">
            <loext:p draw:notify-on-update-of-ranges="Feuille3.B17:Feuille3.B17 Feuille3.B18:Feuille3.B27 Feuille3.C17:Feuille3.C17 Feuille3.C18:Feuille3.C27 Feuille3.D17:Feuille3.D17 Feuille3.D18:Feuille3.D27 Feuille3.E17:Feuille3.E17 Feuille3.E18:Feuille3.E27 Feuille3.F17:Feuille3.F17 Feuille3.F18:Feuille3.F27 Feuille3.G17:Feuille3.G17 Feuille3.G18:Feuille3.G27 Feuille3.H17:Feuille3.H17 Feuille3.H18:Feuille3.H27 Feuille3.I17:Feuille3.I17 Feuille3.I18:Feuille3.I27 Feuille3.J17:Feuille3.J17 Feuille3.J18:Feuille3.J27 Feuille3.K17:Feuille3.K17 Feuille3.K18:Feuille3.K27 Feuille3.L17:Feuille3.L17 Feuille3.L18:Feuille3.L27 Feuille3.M17:Feuille3.M17 Feuille3.M18:Feuille3.M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dition</text:p>
          </table:table-cell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basement, size</text:p>
          </table:table-cell>
          <table:table-cell office:value-type="string" calcext:value-type="string">
            <text:p>basement, condition</text:p>
          </table:table-cell>
          <table:table-cell table:number-columns-repeated="2" office:value-type="string" calcext:value-type="string">
            <text:p>amentities</text:p>
          </table:table-cell>
          <table:table-cell table:number-columns-repeated="2" office:value-type="string" calcext:value-type="string">
            <text:p>a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overallcond</text:p>
          </table:table-cell>
          <table:table-cell office:value-type="string" calcext:value-type="string">
            <text:p>overallqual</text:p>
          </table:table-cell>
          <table:table-cell office:value-type="string" calcext:value-type="string">
            <text:p>log_grlivarea</text:p>
          </table:table-cell>
          <table:table-cell office:value-type="string" calcext:value-type="string">
            <text:p>log_lotarea</text:p>
          </table:table-cell>
          <table:table-cell office:value-type="string" calcext:value-type="string">
            <text:p>totalbsmtsf</text:p>
          </table:table-cell>
          <table:table-cell office:value-type="string" calcext:value-type="string">
            <text:p>bsmtfinsf1</text:p>
          </table:table-cell>
          <table:table-cell office:value-type="string" calcext:value-type="string">
            <text:p>fireplaces</text:p>
          </table:table-cell>
          <table:table-cell office:value-type="string" calcext:value-type="string">
            <text:p>garagecars</text:p>
          </table:table-cell>
          <table:table-cell office:value-type="string" calcext:value-type="string">
            <text:p>yearbuilt</text:p>
          </table:table-cell>
          <table:table-cell office:value-type="string" calcext:value-type="string">
            <text:p>yearremodadd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overallcond</text:p>
          </table:table-cell>
          <table:table-cell office:value-type="string" calcext:value-type="string">
            <text:p>overallqual</text:p>
          </table:table-cell>
          <table:table-cell office:value-type="string" calcext:value-type="string">
            <text:p>log_grlivarea</text:p>
          </table:table-cell>
          <table:table-cell office:value-type="string" calcext:value-type="string">
            <text:p>log_lotarea</text:p>
          </table:table-cell>
          <table:table-cell office:value-type="string" calcext:value-type="string">
            <text:p>totalbsmtsf</text:p>
          </table:table-cell>
          <table:table-cell office:value-type="string" calcext:value-type="string">
            <text:p>bsmtfinsf1</text:p>
          </table:table-cell>
          <table:table-cell office:value-type="string" calcext:value-type="string">
            <text:p>fireplaces</text:p>
          </table:table-cell>
          <table:table-cell office:value-type="string" calcext:value-type="string">
            <text:p>garagecars</text:p>
          </table:table-cell>
          <table:table-cell office:value-type="string" calcext:value-type="string">
            <text:p>yearbuilt</text:p>
          </table:table-cell>
          <table:table-cell office:value-type="string" calcext:value-type="string">
            <text:p>yearremodadd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-0.118779" calcext:value-type="float">
            <text:p>-0.1</text:p>
          </table:table-cell>
          <table:table-cell office:value-type="float" office:value="0.427198" calcext:value-type="float">
            <text:p>0.4</text:p>
          </table:table-cell>
          <table:table-cell office:value-type="float" office:value="0.35333" calcext:value-type="float">
            <text:p>0.4</text:p>
          </table:table-cell>
          <table:table-cell office:value-type="float" office:value="0.203585" calcext:value-type="float">
            <text:p>0.2</text:p>
          </table:table-cell>
          <table:table-cell office:value-type="float" office:value="0.371907" calcext:value-type="float">
            <text:p>0.4</text:p>
          </table:table-cell>
          <table:table-cell office:value-type="float" office:value="0.224759" calcext:value-type="float">
            <text:p>0.2</text:p>
          </table:table-cell>
          <table:table-cell office:value-type="float" office:value="0.269885" calcext:value-type="float">
            <text:p>0.3</text:p>
          </table:table-cell>
          <table:table-cell office:value-type="float" office:value="0.39414" calcext:value-type="float">
            <text:p>0.4</text:p>
          </table:table-cell>
          <table:table-cell office:value-type="float" office:value="0.353545" calcext:value-type="float">
            <text:p>0.4</text:p>
          </table:table-cell>
          <table:table-cell office:value-type="float" office:value="0.308375" calcext:value-type="float">
            <text:p>0.3</text:p>
          </table:table-cell>
          <table:table-cell office:value-type="float" office:value="3.025503" calcext:value-type="float">
            <text:p>3.0</text:p>
          </table:table-cell>
          <table:table-cell table:formula="of:=[.C6]/[.$M6]*100" office:value-type="float" office:value="-3.92592570557689" calcext:value-type="float">
            <text:p>-3.9</text:p>
          </table:table-cell>
          <table:table-cell table:formula="of:=[.D6]/[.$M6]*100" office:value-type="float" office:value="14.1199000628986" calcext:value-type="float">
            <text:p>14.1</text:p>
          </table:table-cell>
          <table:table-cell table:formula="of:=[.E6]/[.$M6]*100" office:value-type="float" office:value="11.6783886844601" calcext:value-type="float">
            <text:p>11.7</text:p>
          </table:table-cell>
          <table:table-cell table:formula="of:=[.F6]/[.$M6]*100" office:value-type="float" office:value="6.72896374586309" calcext:value-type="float">
            <text:p>6.7</text:p>
          </table:table-cell>
          <table:table-cell table:formula="of:=[.G6]/[.$M6]*100" office:value-type="float" office:value="12.2924022881485" calcext:value-type="float">
            <text:p>12.3</text:p>
          </table:table-cell>
          <table:table-cell table:formula="of:=[.H6]/[.$M6]*100" office:value-type="float" office:value="7.42881431616495" calcext:value-type="float">
            <text:p>7.4</text:p>
          </table:table-cell>
          <table:table-cell table:formula="of:=[.I6]/[.$M6]*100" office:value-type="float" office:value="8.92033489968445" calcext:value-type="float">
            <text:p>8.9</text:p>
          </table:table-cell>
          <table:table-cell table:formula="of:=[.J6]/[.$M6]*100" office:value-type="float" office:value="13.027255302672" calcext:value-type="float">
            <text:p>13.0</text:p>
          </table:table-cell>
          <table:table-cell table:formula="of:=[.K6]/[.$M6]*100" office:value-type="float" office:value="11.6854949408412" calcext:value-type="float">
            <text:p>11.7</text:p>
          </table:table-cell>
          <table:table-cell table:formula="of:=[.L6]/[.$M6]*100" office:value-type="float" office:value="10.1925200536902" calcext:value-type="float">
            <text:p>10.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.258071" calcext:value-type="float">
            <text:p>0.3</text:p>
          </table:table-cell>
          <table:table-cell office:value-type="float" office:value="-0.100502" calcext:value-type="float">
            <text:p>-0.1</text:p>
          </table:table-cell>
          <table:table-cell office:value-type="float" office:value="0.245955" calcext:value-type="float">
            <text:p>0.2</text:p>
          </table:table-cell>
          <table:table-cell office:value-type="float" office:value="0.532461" calcext:value-type="float">
            <text:p>0.5</text:p>
          </table:table-cell>
          <table:table-cell office:value-type="float" office:value="0.12236" calcext:value-type="float">
            <text:p>0.1</text:p>
          </table:table-cell>
          <table:table-cell office:value-type="float" office:value="0.170144" calcext:value-type="float">
            <text:p>0.2</text:p>
          </table:table-cell>
          <table:table-cell office:value-type="float" office:value="0.404546" calcext:value-type="float">
            <text:p>0.4</text:p>
          </table:table-cell>
          <table:table-cell office:value-type="float" office:value="-0.079732" calcext:value-type="float">
            <text:p>-0.1</text:p>
          </table:table-cell>
          <table:table-cell office:value-type="float" office:value="-0.474635" calcext:value-type="float">
            <text:p>-0.5</text:p>
          </table:table-cell>
          <table:table-cell office:value-type="float" office:value="-0.374267" calcext:value-type="float">
            <text:p>-0.4</text:p>
          </table:table-cell>
          <table:table-cell office:value-type="float" office:value="2.762673" calcext:value-type="float">
            <text:p>2.8</text:p>
          </table:table-cell>
          <table:table-cell table:formula="of:=[.C7]/[.$M7]*100" office:value-type="float" office:value="9.3413516547199" calcext:value-type="float">
            <text:p>9.3</text:p>
          </table:table-cell>
          <table:table-cell table:formula="of:=[.D7]/[.$M7]*100" office:value-type="float" office:value="-3.63785362943787" calcext:value-type="float">
            <text:p>-3.6</text:p>
          </table:table-cell>
          <table:table-cell table:formula="of:=[.E7]/[.$M7]*100" office:value-type="float" office:value="8.90279088404599" calcext:value-type="float">
            <text:p>8.9</text:p>
          </table:table-cell>
          <table:table-cell table:formula="of:=[.F7]/[.$M7]*100" office:value-type="float" office:value="19.2733993491086" calcext:value-type="float">
            <text:p>19.3</text:p>
          </table:table-cell>
          <table:table-cell table:formula="of:=[.G7]/[.$M7]*100" office:value-type="float" office:value="4.42904390059917" calcext:value-type="float">
            <text:p>4.4</text:p>
          </table:table-cell>
          <table:table-cell table:formula="of:=[.H7]/[.$M7]*100" office:value-type="float" office:value="6.15867314010742" calcext:value-type="float">
            <text:p>6.2</text:p>
          </table:table-cell>
          <table:table-cell table:formula="of:=[.I7]/[.$M7]*100" office:value-type="float" office:value="14.6432820677655" calcext:value-type="float">
            <text:p>14.6</text:p>
          </table:table-cell>
          <table:table-cell table:formula="of:=[.J7]/[.$M7]*100" office:value-type="float" office:value="-2.88604550737637" calcext:value-type="float">
            <text:p>-2.9</text:p>
          </table:table-cell>
          <table:table-cell table:formula="of:=[.K7]/[.$M7]*100" office:value-type="float" office:value="-17.180281560648" calcext:value-type="float">
            <text:p>-17.2</text:p>
          </table:table-cell>
          <table:table-cell table:formula="of:=[.L7]/[.$M7]*100" office:value-type="float" office:value="-13.5472783061911" calcext:value-type="float">
            <text:p>-1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0.719962" calcext:value-type="float">
            <text:p>0.7</text:p>
          </table:table-cell>
          <table:table-cell office:value-type="float" office:value="0.210956" calcext:value-type="float">
            <text:p>0.2</text:p>
          </table:table-cell>
          <table:table-cell office:value-type="float" office:value="0.19936" calcext:value-type="float">
            <text:p>0.2</text:p>
          </table:table-cell>
          <table:table-cell office:value-type="float" office:value="-0.079584" calcext:value-type="float">
            <text:p>-0.1</text:p>
          </table:table-cell>
          <table:table-cell office:value-type="float" office:value="-0.231713" calcext:value-type="float">
            <text:p>-0.2</text:p>
          </table:table-cell>
          <table:table-cell office:value-type="float" office:value="-0.368104" calcext:value-type="float">
            <text:p>-0.4</text:p>
          </table:table-cell>
          <table:table-cell office:value-type="float" office:value="0.05006" calcext:value-type="float">
            <text:p>0.1</text:p>
          </table:table-cell>
          <table:table-cell office:value-type="float" office:value="0.027048" calcext:value-type="float">
            <text:p>0.0</text:p>
          </table:table-cell>
          <table:table-cell office:value-type="float" office:value="-0.129122" calcext:value-type="float">
            <text:p>-0.1</text:p>
          </table:table-cell>
          <table:table-cell office:value-type="float" office:value="0.426583" calcext:value-type="float">
            <text:p>0.4</text:p>
          </table:table-cell>
          <table:table-cell office:value-type="float" office:value="2.442492" calcext:value-type="float">
            <text:p>2.4</text:p>
          </table:table-cell>
          <table:table-cell table:formula="of:=[.C8]/[.$M8]*100" office:value-type="float" office:value="29.4765346211983" calcext:value-type="float">
            <text:p>29.5</text:p>
          </table:table-cell>
          <table:table-cell table:formula="of:=[.D8]/[.$M8]*100" office:value-type="float" office:value="8.63691672275692" calcext:value-type="float">
            <text:p>8.6</text:p>
          </table:table-cell>
          <table:table-cell table:formula="of:=[.E8]/[.$M8]*100" office:value-type="float" office:value="8.1621556999982" calcext:value-type="float">
            <text:p>8.2</text:p>
          </table:table-cell>
          <table:table-cell table:formula="of:=[.F8]/[.$M8]*100" office:value-type="float" office:value="-3.25831159324166" calcext:value-type="float">
            <text:p>-3.3</text:p>
          </table:table-cell>
          <table:table-cell table:formula="of:=[.G8]/[.$M8]*100" office:value-type="float" office:value="-9.48674550418179" calcext:value-type="float">
            <text:p>-9.5</text:p>
          </table:table-cell>
          <table:table-cell table:formula="of:=[.H8]/[.$M8]*100" office:value-type="float" office:value="-15.0708374889252" calcext:value-type="float">
            <text:p>-15.1</text:p>
          </table:table-cell>
          <table:table-cell table:formula="of:=[.I8]/[.$M8]*100" office:value-type="float" office:value="2.04954611929128" calcext:value-type="float">
            <text:p>2.0</text:p>
          </table:table-cell>
          <table:table-cell table:formula="of:=[.J8]/[.$M8]*100" office:value-type="float" office:value="1.10739359637616" calcext:value-type="float">
            <text:p>1.1</text:p>
          </table:table-cell>
          <table:table-cell table:formula="of:=[.K8]/[.$M8]*100" office:value-type="float" office:value="-5.28648609698619" calcext:value-type="float">
            <text:p>-5.3</text:p>
          </table:table-cell>
          <table:table-cell table:formula="of:=[.L8]/[.$M8]*100" office:value-type="float" office:value="17.4650725570442" calcext:value-type="float">
            <text:p>17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0.463857" calcext:value-type="float">
            <text:p>0.5</text:p>
          </table:table-cell>
          <table:table-cell office:value-type="float" office:value="-0.056006" calcext:value-type="float">
            <text:p>-0.1</text:p>
          </table:table-cell>
          <table:table-cell office:value-type="float" office:value="-0.375331" calcext:value-type="float">
            <text:p>-0.4</text:p>
          </table:table-cell>
          <table:table-cell office:value-type="float" office:value="-0.111206" calcext:value-type="float">
            <text:p>-0.1</text:p>
          </table:table-cell>
          <table:table-cell office:value-type="float" office:value="0.259872" calcext:value-type="float">
            <text:p>0.3</text:p>
          </table:table-cell>
          <table:table-cell office:value-type="float" office:value="0.701569" calcext:value-type="float">
            <text:p>0.7</text:p>
          </table:table-cell>
          <table:table-cell office:value-type="float" office:value="-0.127239" calcext:value-type="float">
            <text:p>-0.1</text:p>
          </table:table-cell>
          <table:table-cell office:value-type="float" office:value="-0.136828" calcext:value-type="float">
            <text:p>-0.1</text:p>
          </table:table-cell>
          <table:table-cell office:value-type="float" office:value="0.035581" calcext:value-type="float">
            <text:p>0.0</text:p>
          </table:table-cell>
          <table:table-cell office:value-type="float" office:value="0.180414" calcext:value-type="float">
            <text:p>0.2</text:p>
          </table:table-cell>
          <table:table-cell office:value-type="float" office:value="2.447903" calcext:value-type="float">
            <text:p>2.4</text:p>
          </table:table-cell>
          <table:table-cell table:formula="of:=[.C9]/[.$M9]*100" office:value-type="float" office:value="18.9491577076379" calcext:value-type="float">
            <text:p>18.9</text:p>
          </table:table-cell>
          <table:table-cell table:formula="of:=[.D9]/[.$M9]*100" office:value-type="float" office:value="-2.28791745424553" calcext:value-type="float">
            <text:p>-2.3</text:p>
          </table:table-cell>
          <table:table-cell table:formula="of:=[.E9]/[.$M9]*100" office:value-type="float" office:value="-15.3327562407497" calcext:value-type="float">
            <text:p>-15.3</text:p>
          </table:table-cell>
          <table:table-cell table:formula="of:=[.F9]/[.$M9]*100" office:value-type="float" office:value="-4.54290876721831" calcext:value-type="float">
            <text:p>-4.5</text:p>
          </table:table-cell>
          <table:table-cell table:formula="of:=[.G9]/[.$M9]*100" office:value-type="float" office:value="10.6161069290736" calcext:value-type="float">
            <text:p>10.6</text:p>
          </table:table-cell>
          <table:table-cell table:formula="of:=[.H9]/[.$M9]*100" office:value-type="float" office:value="28.6600000081703" calcext:value-type="float">
            <text:p>28.7</text:p>
          </table:table-cell>
          <table:table-cell table:formula="of:=[.I9]/[.$M9]*100" office:value-type="float" office:value="-5.19787753027796" calcext:value-type="float">
            <text:p>-5.2</text:p>
          </table:table-cell>
          <table:table-cell table:formula="of:=[.J9]/[.$M9]*100" office:value-type="float" office:value="-5.58960056832317" calcext:value-type="float">
            <text:p>-5.6</text:p>
          </table:table-cell>
          <table:table-cell table:formula="of:=[.K9]/[.$M9]*100" office:value-type="float" office:value="1.4535298171537" calcext:value-type="float">
            <text:p>1.5</text:p>
          </table:table-cell>
          <table:table-cell table:formula="of:=[.L9]/[.$M9]*100" office:value-type="float" office:value="7.37014497714983" calcext:value-type="float">
            <text:p>7.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0.052672" calcext:value-type="float">
            <text:p>0.1</text:p>
          </table:table-cell>
          <table:table-cell office:value-type="float" office:value="-0.142243" calcext:value-type="float">
            <text:p>-0.1</text:p>
          </table:table-cell>
          <table:table-cell office:value-type="float" office:value="-0.05652" calcext:value-type="float">
            <text:p>-0.1</text:p>
          </table:table-cell>
          <table:table-cell office:value-type="float" office:value="0.666114" calcext:value-type="float">
            <text:p>0.7</text:p>
          </table:table-cell>
          <table:table-cell office:value-type="float" office:value="0.071003" calcext:value-type="float">
            <text:p>0.1</text:p>
          </table:table-cell>
          <table:table-cell office:value-type="float" office:value="-0.119643" calcext:value-type="float">
            <text:p>-0.1</text:p>
          </table:table-cell>
          <table:table-cell office:value-type="float" office:value="-0.671473" calcext:value-type="float">
            <text:p>-0.7</text:p>
          </table:table-cell>
          <table:table-cell office:value-type="float" office:value="0.194901" calcext:value-type="float">
            <text:p>0.2</text:p>
          </table:table-cell>
          <table:table-cell office:value-type="float" office:value="0.033513" calcext:value-type="float">
            <text:p>0.0</text:p>
          </table:table-cell>
          <table:table-cell office:value-type="float" office:value="0.144043" calcext:value-type="float">
            <text:p>0.1</text:p>
          </table:table-cell>
          <table:table-cell office:value-type="float" office:value="2.152125" calcext:value-type="float">
            <text:p>2.2</text:p>
          </table:table-cell>
          <table:table-cell table:formula="of:=[.C10]/[.$M10]*100" office:value-type="float" office:value="2.44744148225591" calcext:value-type="float">
            <text:p>2.4</text:p>
          </table:table-cell>
          <table:table-cell table:formula="of:=[.D10]/[.$M10]*100" office:value-type="float" office:value="-6.60942092118255" calcext:value-type="float">
            <text:p>-6.6</text:p>
          </table:table-cell>
          <table:table-cell table:formula="of:=[.E10]/[.$M10]*100" office:value-type="float" office:value="-2.62624150548876" calcext:value-type="float">
            <text:p>-2.6</text:p>
          </table:table-cell>
          <table:table-cell table:formula="of:=[.F10]/[.$M10]*100" office:value-type="float" office:value="30.9514549573096" calcext:value-type="float">
            <text:p>31.0</text:p>
          </table:table-cell>
          <table:table-cell table:formula="of:=[.G10]/[.$M10]*100" office:value-type="float" office:value="3.29920427484463" calcext:value-type="float">
            <text:p>3.3</text:p>
          </table:table-cell>
          <table:table-cell table:formula="of:=[.H10]/[.$M10]*100" office:value-type="float" office:value="-5.55929604460707" calcext:value-type="float">
            <text:p>-5.6</text:p>
          </table:table-cell>
          <table:table-cell table:formula="of:=[.I10]/[.$M10]*100" office:value-type="float" office:value="-31.200464657025" calcext:value-type="float">
            <text:p>-31.2</text:p>
          </table:table-cell>
          <table:table-cell table:formula="of:=[.J10]/[.$M10]*100" office:value-type="float" office:value="9.05621188360342" calcext:value-type="float">
            <text:p>9.1</text:p>
          </table:table-cell>
          <table:table-cell table:formula="of:=[.K10]/[.$M10]*100" office:value-type="float" office:value="1.55720508799442" calcext:value-type="float">
            <text:p>1.6</text:p>
          </table:table-cell>
          <table:table-cell table:formula="of:=[.L10]/[.$M10]*100" office:value-type="float" office:value="6.69305918568856" calcext:value-type="float">
            <text:p>6.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float" office:value="-0.024207" calcext:value-type="float">
            <text:p>0.0</text:p>
          </table:table-cell>
          <table:table-cell office:value-type="float" office:value="-0.251865" calcext:value-type="float">
            <text:p>-0.3</text:p>
          </table:table-cell>
          <table:table-cell office:value-type="float" office:value="-0.396111" calcext:value-type="float">
            <text:p>-0.4</text:p>
          </table:table-cell>
          <table:table-cell office:value-type="float" office:value="0.36584" calcext:value-type="float">
            <text:p>0.4</text:p>
          </table:table-cell>
          <table:table-cell office:value-type="float" office:value="-0.495271" calcext:value-type="float">
            <text:p>-0.5</text:p>
          </table:table-cell>
          <table:table-cell office:value-type="float" office:value="0.045508" calcext:value-type="float">
            <text:p>0.0</text:p>
          </table:table-cell>
          <table:table-cell office:value-type="float" office:value="0.471968" calcext:value-type="float">
            <text:p>0.5</text:p>
          </table:table-cell>
          <table:table-cell office:value-type="float" office:value="0.060657" calcext:value-type="float">
            <text:p>0.1</text:p>
          </table:table-cell>
          <table:table-cell office:value-type="float" office:value="0.342047" calcext:value-type="float">
            <text:p>0.3</text:p>
          </table:table-cell>
          <table:table-cell office:value-type="float" office:value="0.233327" calcext:value-type="float">
            <text:p>0.2</text:p>
          </table:table-cell>
          <table:table-cell office:value-type="float" office:value="2.686801" calcext:value-type="float">
            <text:p>2.7</text:p>
          </table:table-cell>
          <table:table-cell table:formula="of:=[.C11]/[.$M11]*100" office:value-type="float" office:value="-0.900959914783417" calcext:value-type="float">
            <text:p>-0.9</text:p>
          </table:table-cell>
          <table:table-cell table:formula="of:=[.D11]/[.$M11]*100" office:value-type="float" office:value="-9.3741590836091" calcext:value-type="float">
            <text:p>-9.4</text:p>
          </table:table-cell>
          <table:table-cell table:formula="of:=[.E11]/[.$M11]*100" office:value-type="float" office:value="-14.7428484655172" calcext:value-type="float">
            <text:p>-14.7</text:p>
          </table:table-cell>
          <table:table-cell table:formula="of:=[.F11]/[.$M11]*100" office:value-type="float" office:value="13.6161926394995" calcext:value-type="float">
            <text:p>13.6</text:p>
          </table:table-cell>
          <table:table-cell table:formula="of:=[.G11]/[.$M11]*100" office:value-type="float" office:value="-18.4334827923616" calcext:value-type="float">
            <text:p>-18.4</text:p>
          </table:table-cell>
          <table:table-cell table:formula="of:=[.H11]/[.$M11]*100" office:value-type="float" office:value="1.69376146577287" calcext:value-type="float">
            <text:p>1.7</text:p>
          </table:table-cell>
          <table:table-cell table:formula="of:=[.I11]/[.$M11]*100" office:value-type="float" office:value="17.5661688379601" calcext:value-type="float">
            <text:p>17.6</text:p>
          </table:table-cell>
          <table:table-cell table:formula="of:=[.J11]/[.$M11]*100" office:value-type="float" office:value="2.25759183504845" calcext:value-type="float">
            <text:p>2.3</text:p>
          </table:table-cell>
          <table:table-cell table:formula="of:=[.K11]/[.$M11]*100" office:value-type="float" office:value="12.7306413835636" calcext:value-type="float">
            <text:p>12.7</text:p>
          </table:table-cell>
          <table:table-cell table:formula="of:=[.L11]/[.$M11]*100" office:value-type="float" office:value="8.68419358188418" calcext:value-type="float">
            <text:p>8.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float" office:value="0.160065" calcext:value-type="float">
            <text:p>0.2</text:p>
          </table:table-cell>
          <table:table-cell office:value-type="float" office:value="-0.040256" calcext:value-type="float">
            <text:p>0.0</text:p>
          </table:table-cell>
          <table:table-cell office:value-type="float" office:value="-0.016303" calcext:value-type="float">
            <text:p>0.0</text:p>
          </table:table-cell>
          <table:table-cell office:value-type="float" office:value="-0.201834" calcext:value-type="float">
            <text:p>-0.2</text:p>
          </table:table-cell>
          <table:table-cell office:value-type="float" office:value="-0.3177" calcext:value-type="float">
            <text:p>-0.3</text:p>
          </table:table-cell>
          <table:table-cell office:value-type="float" office:value="0.20252" calcext:value-type="float">
            <text:p>0.2</text:p>
          </table:table-cell>
          <table:table-cell office:value-type="float" office:value="-0.091395" calcext:value-type="float">
            <text:p>-0.1</text:p>
          </table:table-cell>
          <table:table-cell office:value-type="float" office:value="0.808607" calcext:value-type="float">
            <text:p>0.8</text:p>
          </table:table-cell>
          <table:table-cell office:value-type="float" office:value="-0.089693" calcext:value-type="float">
            <text:p>-0.1</text:p>
          </table:table-cell>
          <table:table-cell office:value-type="float" office:value="-0.345782" calcext:value-type="float">
            <text:p>-0.3</text:p>
          </table:table-cell>
          <table:table-cell office:value-type="float" office:value="2.274155" calcext:value-type="float">
            <text:p>2.3</text:p>
          </table:table-cell>
          <table:table-cell table:formula="of:=[.C12]/[.$M12]*100" office:value-type="float" office:value="7.03843845296385" calcext:value-type="float">
            <text:p>7.0</text:p>
          </table:table-cell>
          <table:table-cell table:formula="of:=[.D12]/[.$M12]*100" office:value-type="float" office:value="-1.77015199051956" calcext:value-type="float">
            <text:p>-1.8</text:p>
          </table:table-cell>
          <table:table-cell table:formula="of:=[.E12]/[.$M12]*100" office:value-type="float" office:value="-0.716881654944364" calcext:value-type="float">
            <text:p>-0.7</text:p>
          </table:table-cell>
          <table:table-cell table:formula="of:=[.F12]/[.$M12]*100" office:value-type="float" office:value="-8.87512064920817" calcext:value-type="float">
            <text:p>-8.9</text:p>
          </table:table-cell>
          <table:table-cell table:formula="of:=[.G12]/[.$M12]*100" office:value-type="float" office:value="-13.9700240309038" calcext:value-type="float">
            <text:p>-14.0</text:p>
          </table:table-cell>
          <table:table-cell table:formula="of:=[.H12]/[.$M12]*100" office:value-type="float" office:value="8.90528569952356" calcext:value-type="float">
            <text:p>8.9</text:p>
          </table:table-cell>
          <table:table-cell table:formula="of:=[.I12]/[.$M12]*100" office:value-type="float" office:value="-4.01885535506595" calcext:value-type="float">
            <text:p>-4.0</text:p>
          </table:table-cell>
          <table:table-cell table:formula="of:=[.J12]/[.$M12]*100" office:value-type="float" office:value="35.5563714874316" calcext:value-type="float">
            <text:p>35.6</text:p>
          </table:table-cell>
          <table:table-cell table:formula="of:=[.K12]/[.$M12]*100" office:value-type="float" office:value="-3.94401437017266" calcext:value-type="float">
            <text:p>-3.9</text:p>
          </table:table-cell>
          <table:table-cell table:formula="of:=[.L12]/[.$M12]*100" office:value-type="float" office:value="-15.2048563092665" calcext:value-type="float">
            <text:p>-15.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float" office:value="0.170891" calcext:value-type="float">
            <text:p>0.2</text:p>
          </table:table-cell>
          <table:table-cell office:value-type="float" office:value="0.074053" calcext:value-type="float">
            <text:p>0.1</text:p>
          </table:table-cell>
          <table:table-cell office:value-type="float" office:value="-0.56759" calcext:value-type="float">
            <text:p>-0.6</text:p>
          </table:table-cell>
          <table:table-cell office:value-type="float" office:value="-0.000961" calcext:value-type="float">
            <text:p>0.0</text:p>
          </table:table-cell>
          <table:table-cell office:value-type="float" office:value="0.528063" calcext:value-type="float">
            <text:p>0.5</text:p>
          </table:table-cell>
          <table:table-cell office:value-type="float" office:value="-0.474254" calcext:value-type="float">
            <text:p>-0.5</text:p>
          </table:table-cell>
          <table:table-cell office:value-type="float" office:value="0.208715" calcext:value-type="float">
            <text:p>0.2</text:p>
          </table:table-cell>
          <table:table-cell office:value-type="float" office:value="0.225584" calcext:value-type="float">
            <text:p>0.2</text:p>
          </table:table-cell>
          <table:table-cell office:value-type="float" office:value="0.050502" calcext:value-type="float">
            <text:p>0.1</text:p>
          </table:table-cell>
          <table:table-cell office:value-type="float" office:value="-0.205876" calcext:value-type="float">
            <text:p>-0.2</text:p>
          </table:table-cell>
          <table:table-cell office:value-type="float" office:value="2.506489" calcext:value-type="float">
            <text:p>2.5</text:p>
          </table:table-cell>
          <table:table-cell table:formula="of:=[.C13]/[.$M13]*100" office:value-type="float" office:value="6.81794334625047" calcext:value-type="float">
            <text:p>6.8</text:p>
          </table:table-cell>
          <table:table-cell table:formula="of:=[.D13]/[.$M13]*100" office:value-type="float" office:value="2.95445142587899" calcext:value-type="float">
            <text:p>3.0</text:p>
          </table:table-cell>
          <table:table-cell table:formula="of:=[.E13]/[.$M13]*100" office:value-type="float" office:value="-22.644823097169" calcext:value-type="float">
            <text:p>-22.6</text:p>
          </table:table-cell>
          <table:table-cell table:formula="of:=[.F13]/[.$M13]*100" office:value-type="float" office:value="-0.0383404834411801" calcext:value-type="float">
            <text:p>0.0</text:p>
          </table:table-cell>
          <table:table-cell table:formula="of:=[.G13]/[.$M13]*100" office:value-type="float" office:value="21.0678363240373" calcext:value-type="float">
            <text:p>21.1</text:p>
          </table:table-cell>
          <table:table-cell table:formula="of:=[.H13]/[.$M13]*100" office:value-type="float" office:value="-18.9210485264448" calcext:value-type="float">
            <text:p>-18.9</text:p>
          </table:table-cell>
          <table:table-cell table:formula="of:=[.I13]/[.$M13]*100" office:value-type="float" office:value="8.32698647390832" calcext:value-type="float">
            <text:p>8.3</text:p>
          </table:table-cell>
          <table:table-cell table:formula="of:=[.J13]/[.$M13]*100" office:value-type="float" office:value="8.99999960103555" calcext:value-type="float">
            <text:p>9.0</text:p>
          </table:table-cell>
          <table:table-cell table:formula="of:=[.K13]/[.$M13]*100" office:value-type="float" office:value="2.01485025467896" calcext:value-type="float">
            <text:p>2.0</text:p>
          </table:table-cell>
          <table:table-cell table:formula="of:=[.L13]/[.$M13]*100" office:value-type="float" office:value="-8.21372046715545" calcext:value-type="float">
            <text:p>-8.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9</text:p>
          </table:table-cell>
          <table:table-cell office:value-type="float" office:value="0.130563" calcext:value-type="float">
            <text:p>0.1</text:p>
          </table:table-cell>
          <table:table-cell office:value-type="float" office:value="0.692892" calcext:value-type="float">
            <text:p>0.7</text:p>
          </table:table-cell>
          <table:table-cell office:value-type="float" office:value="-0.141656" calcext:value-type="float">
            <text:p>-0.1</text:p>
          </table:table-cell>
          <table:table-cell office:value-type="float" office:value="0.183442" calcext:value-type="float">
            <text:p>0.2</text:p>
          </table:table-cell>
          <table:table-cell office:value-type="float" office:value="-0.283437" calcext:value-type="float">
            <text:p>-0.3</text:p>
          </table:table-cell>
          <table:table-cell office:value-type="float" office:value="0.055037" calcext:value-type="float">
            <text:p>0.1</text:p>
          </table:table-cell>
          <table:table-cell office:value-type="float" office:value="-0.137758" calcext:value-type="float">
            <text:p>-0.1</text:p>
          </table:table-cell>
          <table:table-cell office:value-type="float" office:value="-0.250574" calcext:value-type="float">
            <text:p>-0.3</text:p>
          </table:table-cell>
          <table:table-cell office:value-type="float" office:value="0.28372" calcext:value-type="float">
            <text:p>0.3</text:p>
          </table:table-cell>
          <table:table-cell office:value-type="float" office:value="-0.451119" calcext:value-type="float">
            <text:p>-0.5</text:p>
          </table:table-cell>
          <table:table-cell office:value-type="float" office:value="2.610198" calcext:value-type="float">
            <text:p>2.6</text:p>
          </table:table-cell>
          <table:table-cell table:formula="of:=[.C14]/[.$M14]*100" office:value-type="float" office:value="5.00203432843026" calcext:value-type="float">
            <text:p>5.0</text:p>
          </table:table-cell>
          <table:table-cell table:formula="of:=[.D14]/[.$M14]*100" office:value-type="float" office:value="26.545572404852" calcext:value-type="float">
            <text:p>26.5</text:p>
          </table:table-cell>
          <table:table-cell table:formula="of:=[.E14]/[.$M14]*100" office:value-type="float" office:value="-5.4270212451316" calcext:value-type="float">
            <text:p>-5.4</text:p>
          </table:table-cell>
          <table:table-cell table:formula="of:=[.F14]/[.$M14]*100" office:value-type="float" office:value="7.02789596804534" calcext:value-type="float">
            <text:p>7.0</text:p>
          </table:table-cell>
          <table:table-cell table:formula="of:=[.G14]/[.$M14]*100" office:value-type="float" office:value="-10.8588313989973" calcext:value-type="float">
            <text:p>-10.9</text:p>
          </table:table-cell>
          <table:table-cell table:formula="of:=[.H14]/[.$M14]*100" office:value-type="float" office:value="2.10853736000104" calcext:value-type="float">
            <text:p>2.1</text:p>
          </table:table-cell>
          <table:table-cell table:formula="of:=[.I14]/[.$M14]*100" office:value-type="float" office:value="-5.27768391516659" calcext:value-type="float">
            <text:p>-5.3</text:p>
          </table:table-cell>
          <table:table-cell table:formula="of:=[.J14]/[.$M14]*100" office:value-type="float" office:value="-9.59980813716047" calcext:value-type="float">
            <text:p>-9.6</text:p>
          </table:table-cell>
          <table:table-cell table:formula="of:=[.K14]/[.$M14]*100" office:value-type="float" office:value="10.8696734883714" calcext:value-type="float">
            <text:p>10.9</text:p>
          </table:table-cell>
          <table:table-cell table:formula="of:=[.L14]/[.$M14]*100" office:value-type="float" office:value="-17.282941753844" calcext:value-type="float">
            <text:p>-17.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10</text:p>
          </table:table-cell>
          <table:table-cell office:value-type="float" office:value="0.332492" calcext:value-type="float">
            <text:p>0.3</text:p>
          </table:table-cell>
          <table:table-cell office:value-type="float" office:value="-0.434613" calcext:value-type="float">
            <text:p>-0.4</text:p>
          </table:table-cell>
          <table:table-cell office:value-type="float" office:value="0.362571" calcext:value-type="float">
            <text:p>0.4</text:p>
          </table:table-cell>
          <table:table-cell office:value-type="float" office:value="-0.066348" calcext:value-type="float">
            <text:p>-0.1</text:p>
          </table:table-cell>
          <table:table-cell office:value-type="float" office:value="0.122611" calcext:value-type="float">
            <text:p>0.1</text:p>
          </table:table-cell>
          <table:table-cell office:value-type="float" office:value="-0.086538" calcext:value-type="float">
            <text:p>-0.1</text:p>
          </table:table-cell>
          <table:table-cell office:value-type="float" office:value="-0.016919" calcext:value-type="float">
            <text:p>0.0</text:p>
          </table:table-cell>
          <table:table-cell office:value-type="float" office:value="-0.09827" calcext:value-type="float">
            <text:p>-0.1</text:p>
          </table:table-cell>
          <table:table-cell office:value-type="float" office:value="0.65006" calcext:value-type="float">
            <text:p>0.7</text:p>
          </table:table-cell>
          <table:table-cell office:value-type="float" office:value="-0.331146" calcext:value-type="float">
            <text:p>-0.3</text:p>
          </table:table-cell>
          <table:table-cell office:value-type="float" office:value="2.501568" calcext:value-type="float">
            <text:p>2.5</text:p>
          </table:table-cell>
          <table:table-cell table:formula="of:=[.C15]/[.$M15]*100" office:value-type="float" office:value="13.2913436692506" calcext:value-type="float">
            <text:p>13.3</text:p>
          </table:table-cell>
          <table:table-cell table:formula="of:=[.D15]/[.$M15]*100" office:value-type="float" office:value="-17.3736232634891" calcext:value-type="float">
            <text:p>-17.4</text:p>
          </table:table-cell>
          <table:table-cell table:formula="of:=[.E15]/[.$M15]*100" office:value-type="float" office:value="14.4937495203009" calcext:value-type="float">
            <text:p>14.5</text:p>
          </table:table-cell>
          <table:table-cell table:formula="of:=[.F15]/[.$M15]*100" office:value-type="float" office:value="-2.65225650472024" calcext:value-type="float">
            <text:p>-2.7</text:p>
          </table:table-cell>
          <table:table-cell table:formula="of:=[.G15]/[.$M15]*100" office:value-type="float" office:value="4.90136586333052" calcext:value-type="float">
            <text:p>4.9</text:p>
          </table:table-cell>
          <table:table-cell table:formula="of:=[.H15]/[.$M15]*100" office:value-type="float" office:value="-3.45935029549467" calcext:value-type="float">
            <text:p>-3.5</text:p>
          </table:table-cell>
          <table:table-cell table:formula="of:=[.I15]/[.$M15]*100" office:value-type="float" office:value="-0.67633580218487" calcext:value-type="float">
            <text:p>-0.7</text:p>
          </table:table-cell>
          <table:table-cell table:formula="of:=[.J15]/[.$M15]*100" office:value-type="float" office:value="-3.92833614756825" calcext:value-type="float">
            <text:p>-3.9</text:p>
          </table:table-cell>
          <table:table-cell table:formula="of:=[.K15]/[.$M15]*100" office:value-type="float" office:value="25.9861015171285" calcext:value-type="float">
            <text:p>26.0</text:p>
          </table:table-cell>
          <table:table-cell table:formula="of:=[.L15]/[.$M15]*100" office:value-type="float" office:value="-13.2375374165324" calcext:value-type="float">
            <text:p>-13.2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overallcond</text:p>
          </table:table-cell>
          <table:table-cell office:value-type="string" calcext:value-type="string">
            <text:p>overallqual</text:p>
          </table:table-cell>
          <table:table-cell office:value-type="string" calcext:value-type="string">
            <text:p>log_grlivarea</text:p>
          </table:table-cell>
          <table:table-cell office:value-type="string" calcext:value-type="string">
            <text:p>log_lotarea</text:p>
          </table:table-cell>
          <table:table-cell office:value-type="string" calcext:value-type="string">
            <text:p>totalbsmtsf</text:p>
          </table:table-cell>
          <table:table-cell office:value-type="string" calcext:value-type="string">
            <text:p>bsmtfinsf1</text:p>
          </table:table-cell>
          <table:table-cell office:value-type="string" calcext:value-type="string">
            <text:p>fireplaces</text:p>
          </table:table-cell>
          <table:table-cell office:value-type="string" calcext:value-type="string">
            <text:p>garagecars</text:p>
          </table:table-cell>
          <table:table-cell office:value-type="string" calcext:value-type="string">
            <text:p>yearbuilt</text:p>
          </table:table-cell>
          <table:table-cell office:value-type="string" calcext:value-type="string">
            <text:p>yearremodad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9" office:value-type="float" office:value="3.872" calcext:value-type="float">
            <text:p>3.9</text:p>
          </table:table-cell>
          <table:table-cell office:value-type="float" office:value="-3.92592570557689" calcext:value-type="float">
            <text:p>-3.9</text:p>
          </table:table-cell>
          <table:table-cell office:value-type="float" office:value="14.1199000628986" calcext:value-type="float">
            <text:p>14.1</text:p>
          </table:table-cell>
          <table:table-cell office:value-type="float" office:value="11.6783886844601" calcext:value-type="float">
            <text:p>11.7</text:p>
          </table:table-cell>
          <table:table-cell office:value-type="float" office:value="6.72896374586309" calcext:value-type="float">
            <text:p>6.7</text:p>
          </table:table-cell>
          <table:table-cell office:value-type="float" office:value="12.2924022881485" calcext:value-type="float">
            <text:p>12.3</text:p>
          </table:table-cell>
          <table:table-cell office:value-type="float" office:value="7.42881431616495" calcext:value-type="float">
            <text:p>7.4</text:p>
          </table:table-cell>
          <table:table-cell office:value-type="float" office:value="8.92033489968445" calcext:value-type="float">
            <text:p>8.9</text:p>
          </table:table-cell>
          <table:table-cell office:value-type="float" office:value="13.027255302672" calcext:value-type="float">
            <text:p>13.0</text:p>
          </table:table-cell>
          <table:table-cell office:value-type="float" office:value="11.6854949408412" calcext:value-type="float">
            <text:p>11.7</text:p>
          </table:table-cell>
          <table:table-cell office:value-type="float" office:value="10.1925200536902" calcext:value-type="float">
            <text:p>1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9" office:value-type="float" office:value="1.419" calcext:value-type="float">
            <text:p>1.4</text:p>
          </table:table-cell>
          <table:table-cell office:value-type="float" office:value="9.3413516547199" calcext:value-type="float">
            <text:p>9.3</text:p>
          </table:table-cell>
          <table:table-cell office:value-type="float" office:value="-3.63785362943787" calcext:value-type="float">
            <text:p>-3.6</text:p>
          </table:table-cell>
          <table:table-cell office:value-type="float" office:value="8.90279088404599" calcext:value-type="float">
            <text:p>8.9</text:p>
          </table:table-cell>
          <table:table-cell office:value-type="float" office:value="19.2733993491086" calcext:value-type="float">
            <text:p>19.3</text:p>
          </table:table-cell>
          <table:table-cell office:value-type="float" office:value="4.42904390059917" calcext:value-type="float">
            <text:p>4.4</text:p>
          </table:table-cell>
          <table:table-cell office:value-type="float" office:value="6.15867314010742" calcext:value-type="float">
            <text:p>6.2</text:p>
          </table:table-cell>
          <table:table-cell office:value-type="float" office:value="14.6432820677655" calcext:value-type="float">
            <text:p>14.6</text:p>
          </table:table-cell>
          <table:table-cell office:value-type="float" office:value="-2.88604550737637" calcext:value-type="float">
            <text:p>-2.9</text:p>
          </table:table-cell>
          <table:table-cell office:value-type="float" office:value="-17.180281560648" calcext:value-type="float">
            <text:p>-17.2</text:p>
          </table:table-cell>
          <table:table-cell office:value-type="float" office:value="-13.5472783061911" calcext:value-type="float">
            <text:p>-13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9" office:value-type="float" office:value="1.127" calcext:value-type="float">
            <text:p>1.1</text:p>
          </table:table-cell>
          <table:table-cell office:value-type="float" office:value="29.4765346211983" calcext:value-type="float">
            <text:p>29.5</text:p>
          </table:table-cell>
          <table:table-cell office:value-type="float" office:value="8.63691672275692" calcext:value-type="float">
            <text:p>8.6</text:p>
          </table:table-cell>
          <table:table-cell office:value-type="float" office:value="8.1621556999982" calcext:value-type="float">
            <text:p>8.2</text:p>
          </table:table-cell>
          <table:table-cell office:value-type="float" office:value="-3.25831159324166" calcext:value-type="float">
            <text:p>-3.3</text:p>
          </table:table-cell>
          <table:table-cell office:value-type="float" office:value="-9.48674550418179" calcext:value-type="float">
            <text:p>-9.5</text:p>
          </table:table-cell>
          <table:table-cell office:value-type="float" office:value="-15.0708374889252" calcext:value-type="float">
            <text:p>-15.1</text:p>
          </table:table-cell>
          <table:table-cell office:value-type="float" office:value="2.04954611929128" calcext:value-type="float">
            <text:p>2.0</text:p>
          </table:table-cell>
          <table:table-cell office:value-type="float" office:value="1.10739359637616" calcext:value-type="float">
            <text:p>1.1</text:p>
          </table:table-cell>
          <table:table-cell office:value-type="float" office:value="-5.28648609698619" calcext:value-type="float">
            <text:p>-5.3</text:p>
          </table:table-cell>
          <table:table-cell office:value-type="float" office:value="17.4650725570442" calcext:value-type="float">
            <text:p>17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9" office:value-type="float" office:value="0.99" calcext:value-type="float">
            <text:p>1.0</text:p>
          </table:table-cell>
          <table:table-cell office:value-type="float" office:value="18.9491577076379" calcext:value-type="float">
            <text:p>18.9</text:p>
          </table:table-cell>
          <table:table-cell office:value-type="float" office:value="-2.28791745424553" calcext:value-type="float">
            <text:p>-2.3</text:p>
          </table:table-cell>
          <table:table-cell office:value-type="float" office:value="-15.3327562407497" calcext:value-type="float">
            <text:p>-15.3</text:p>
          </table:table-cell>
          <table:table-cell office:value-type="float" office:value="-4.54290876721831" calcext:value-type="float">
            <text:p>-4.5</text:p>
          </table:table-cell>
          <table:table-cell office:value-type="float" office:value="10.6161069290736" calcext:value-type="float">
            <text:p>10.6</text:p>
          </table:table-cell>
          <table:table-cell office:value-type="float" office:value="28.6600000081703" calcext:value-type="float">
            <text:p>28.7</text:p>
          </table:table-cell>
          <table:table-cell office:value-type="float" office:value="-5.19787753027796" calcext:value-type="float">
            <text:p>-5.2</text:p>
          </table:table-cell>
          <table:table-cell office:value-type="float" office:value="-5.58960056832317" calcext:value-type="float">
            <text:p>-5.6</text:p>
          </table:table-cell>
          <table:table-cell office:value-type="float" office:value="1.4535298171537" calcext:value-type="float">
            <text:p>1.5</text:p>
          </table:table-cell>
          <table:table-cell office:value-type="float" office:value="7.37014497714983" calcext:value-type="float">
            <text:p>7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table:style-name="ce9" office:value-type="float" office:value="0.719" calcext:value-type="float">
            <text:p>0.7</text:p>
          </table:table-cell>
          <table:table-cell office:value-type="float" office:value="2.44744148225591" calcext:value-type="float">
            <text:p>2.4</text:p>
          </table:table-cell>
          <table:table-cell office:value-type="float" office:value="-6.60942092118255" calcext:value-type="float">
            <text:p>-6.6</text:p>
          </table:table-cell>
          <table:table-cell office:value-type="float" office:value="-2.62624150548876" calcext:value-type="float">
            <text:p>-2.6</text:p>
          </table:table-cell>
          <table:table-cell office:value-type="float" office:value="30.9514549573096" calcext:value-type="float">
            <text:p>31.0</text:p>
          </table:table-cell>
          <table:table-cell office:value-type="float" office:value="3.29920427484463" calcext:value-type="float">
            <text:p>3.3</text:p>
          </table:table-cell>
          <table:table-cell office:value-type="float" office:value="-5.55929604460707" calcext:value-type="float">
            <text:p>-5.6</text:p>
          </table:table-cell>
          <table:table-cell office:value-type="float" office:value="-31.200464657025" calcext:value-type="float">
            <text:p>-31.2</text:p>
          </table:table-cell>
          <table:table-cell office:value-type="float" office:value="9.05621188360342" calcext:value-type="float">
            <text:p>9.1</text:p>
          </table:table-cell>
          <table:table-cell office:value-type="float" office:value="1.55720508799442" calcext:value-type="float">
            <text:p>1.6</text:p>
          </table:table-cell>
          <table:table-cell office:value-type="float" office:value="6.69305918568856" calcext:value-type="float">
            <text:p>6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table:style-name="ce9" office:value-type="float" office:value="0.521" calcext:value-type="float">
            <text:p>0.5</text:p>
          </table:table-cell>
          <table:table-cell office:value-type="float" office:value="-0.900959914783417" calcext:value-type="float">
            <text:p>-0.9</text:p>
          </table:table-cell>
          <table:table-cell office:value-type="float" office:value="-9.3741590836091" calcext:value-type="float">
            <text:p>-9.4</text:p>
          </table:table-cell>
          <table:table-cell office:value-type="float" office:value="-14.7428484655172" calcext:value-type="float">
            <text:p>-14.7</text:p>
          </table:table-cell>
          <table:table-cell office:value-type="float" office:value="13.6161926394995" calcext:value-type="float">
            <text:p>13.6</text:p>
          </table:table-cell>
          <table:table-cell office:value-type="float" office:value="-18.4334827923616" calcext:value-type="float">
            <text:p>-18.4</text:p>
          </table:table-cell>
          <table:table-cell office:value-type="float" office:value="1.69376146577287" calcext:value-type="float">
            <text:p>1.7</text:p>
          </table:table-cell>
          <table:table-cell office:value-type="float" office:value="17.5661688379601" calcext:value-type="float">
            <text:p>17.6</text:p>
          </table:table-cell>
          <table:table-cell office:value-type="float" office:value="2.25759183504845" calcext:value-type="float">
            <text:p>2.3</text:p>
          </table:table-cell>
          <table:table-cell office:value-type="float" office:value="12.7306413835636" calcext:value-type="float">
            <text:p>12.7</text:p>
          </table:table-cell>
          <table:table-cell office:value-type="float" office:value="8.68419358188418" calcext:value-type="float">
            <text:p>8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table:style-name="ce9" office:value-type="float" office:value="0.46" calcext:value-type="float">
            <text:p>0.5</text:p>
          </table:table-cell>
          <table:table-cell office:value-type="float" office:value="7.03843845296385" calcext:value-type="float">
            <text:p>7.0</text:p>
          </table:table-cell>
          <table:table-cell office:value-type="float" office:value="-1.77015199051956" calcext:value-type="float">
            <text:p>-1.8</text:p>
          </table:table-cell>
          <table:table-cell office:value-type="float" office:value="-0.716881654944364" calcext:value-type="float">
            <text:p>-0.7</text:p>
          </table:table-cell>
          <table:table-cell office:value-type="float" office:value="-8.87512064920817" calcext:value-type="float">
            <text:p>-8.9</text:p>
          </table:table-cell>
          <table:table-cell office:value-type="float" office:value="-13.9700240309038" calcext:value-type="float">
            <text:p>-14.0</text:p>
          </table:table-cell>
          <table:table-cell office:value-type="float" office:value="8.90528569952356" calcext:value-type="float">
            <text:p>8.9</text:p>
          </table:table-cell>
          <table:table-cell office:value-type="float" office:value="-4.01885535506595" calcext:value-type="float">
            <text:p>-4.0</text:p>
          </table:table-cell>
          <table:table-cell office:value-type="float" office:value="35.5563714874316" calcext:value-type="float">
            <text:p>35.6</text:p>
          </table:table-cell>
          <table:table-cell office:value-type="float" office:value="-3.94401437017266" calcext:value-type="float">
            <text:p>-3.9</text:p>
          </table:table-cell>
          <table:table-cell office:value-type="float" office:value="-15.2048563092665" calcext:value-type="float">
            <text:p>-15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9" office:value-type="float" office:value="0.402" calcext:value-type="float">
            <text:p>0.4</text:p>
          </table:table-cell>
          <table:table-cell office:value-type="float" office:value="6.81794334625047" calcext:value-type="float">
            <text:p>6.8</text:p>
          </table:table-cell>
          <table:table-cell office:value-type="float" office:value="2.95445142587899" calcext:value-type="float">
            <text:p>3.0</text:p>
          </table:table-cell>
          <table:table-cell office:value-type="float" office:value="-22.644823097169" calcext:value-type="float">
            <text:p>-22.6</text:p>
          </table:table-cell>
          <table:table-cell office:value-type="float" office:value="-0.0383404834411801" calcext:value-type="float">
            <text:p>0.0</text:p>
          </table:table-cell>
          <table:table-cell office:value-type="float" office:value="21.0678363240373" calcext:value-type="float">
            <text:p>21.1</text:p>
          </table:table-cell>
          <table:table-cell office:value-type="float" office:value="-18.9210485264448" calcext:value-type="float">
            <text:p>-18.9</text:p>
          </table:table-cell>
          <table:table-cell office:value-type="float" office:value="8.32698647390832" calcext:value-type="float">
            <text:p>8.3</text:p>
          </table:table-cell>
          <table:table-cell office:value-type="float" office:value="8.99999960103555" calcext:value-type="float">
            <text:p>9.0</text:p>
          </table:table-cell>
          <table:table-cell office:value-type="float" office:value="2.01485025467896" calcext:value-type="float">
            <text:p>2.0</text:p>
          </table:table-cell>
          <table:table-cell office:value-type="float" office:value="-8.21372046715545" calcext:value-type="float">
            <text:p>-8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9</text:p>
          </table:table-cell>
          <table:table-cell table:style-name="ce9" office:value-type="float" office:value="0.284" calcext:value-type="float">
            <text:p>0.3</text:p>
          </table:table-cell>
          <table:table-cell office:value-type="float" office:value="5.00203432843026" calcext:value-type="float">
            <text:p>5.0</text:p>
          </table:table-cell>
          <table:table-cell office:value-type="float" office:value="26.545572404852" calcext:value-type="float">
            <text:p>26.5</text:p>
          </table:table-cell>
          <table:table-cell office:value-type="float" office:value="-5.4270212451316" calcext:value-type="float">
            <text:p>-5.4</text:p>
          </table:table-cell>
          <table:table-cell office:value-type="float" office:value="7.02789596804534" calcext:value-type="float">
            <text:p>7.0</text:p>
          </table:table-cell>
          <table:table-cell office:value-type="float" office:value="-10.8588313989973" calcext:value-type="float">
            <text:p>-10.9</text:p>
          </table:table-cell>
          <table:table-cell office:value-type="float" office:value="2.10853736000104" calcext:value-type="float">
            <text:p>2.1</text:p>
          </table:table-cell>
          <table:table-cell office:value-type="float" office:value="-5.27768391516659" calcext:value-type="float">
            <text:p>-5.3</text:p>
          </table:table-cell>
          <table:table-cell office:value-type="float" office:value="-9.59980813716047" calcext:value-type="float">
            <text:p>-9.6</text:p>
          </table:table-cell>
          <table:table-cell office:value-type="float" office:value="10.8696734883714" calcext:value-type="float">
            <text:p>10.9</text:p>
          </table:table-cell>
          <table:table-cell office:value-type="float" office:value="-17.282941753844" calcext:value-type="float">
            <text:p>-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10</text:p>
          </table:table-cell>
          <table:table-cell table:style-name="ce9" office:value-type="float" office:value="0.206" calcext:value-type="float">
            <text:p>0.2</text:p>
          </table:table-cell>
          <table:table-cell office:value-type="float" office:value="13.2913436692506" calcext:value-type="float">
            <text:p>13.3</text:p>
          </table:table-cell>
          <table:table-cell office:value-type="float" office:value="-17.3736232634891" calcext:value-type="float">
            <text:p>-17.4</text:p>
          </table:table-cell>
          <table:table-cell office:value-type="float" office:value="14.4937495203009" calcext:value-type="float">
            <text:p>14.5</text:p>
          </table:table-cell>
          <table:table-cell office:value-type="float" office:value="-2.65225650472024" calcext:value-type="float">
            <text:p>-2.7</text:p>
          </table:table-cell>
          <table:table-cell office:value-type="float" office:value="4.90136586333052" calcext:value-type="float">
            <text:p>4.9</text:p>
          </table:table-cell>
          <table:table-cell office:value-type="float" office:value="-3.45935029549467" calcext:value-type="float">
            <text:p>-3.5</text:p>
          </table:table-cell>
          <table:table-cell office:value-type="float" office:value="-0.67633580218487" calcext:value-type="float">
            <text:p>-0.7</text:p>
          </table:table-cell>
          <table:table-cell office:value-type="float" office:value="-3.92833614756825" calcext:value-type="float">
            <text:p>-3.9</text:p>
          </table:table-cell>
          <table:table-cell office:value-type="float" office:value="25.9861015171285" calcext:value-type="float">
            <text:p>26.0</text:p>
          </table:table-cell>
          <table:table-cell office:value-type="float" office:value="-13.2375374165324" calcext:value-type="float">
            <text:p>-13.2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2:40:16.306670251</meta:creation-date>
    <dc:date>2017-07-29T00:42:17.327257221</dc:date>
    <meta:editing-duration>PT17M51S</meta:editing-duration>
    <meta:editing-cycles>1</meta:editing-cycles>
    <meta:document-statistic meta:table-count="3" meta:cell-count="537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aea79f" draw:fill="solid" draw:fill-color="#ffffff"/>
      <style:text-properties fo:font-family="Ubuntu" style:font-style-name="Normal" fo:font-size="14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-1.5"/>
      <style:graphic-properties svg:stroke-color="#b3b3b3"/>
      <style:text-properties fo:font-family="Ubuntu" style:font-style-name="Normal" fo:font-size="16pt" fo:font-weight="bold" style:font-size-asian="10pt" style:font-size-complex="10pt"/>
    </style:style>
    <style:style style:name="ch5" style:family="chart" style:data-style-name="N123">
      <style:chart-properties chart:display-label="true" chart:logarithmic="false" chart:origin="-1.5" chart:reverse-direction="false" text:line-break="false" loext:try-staggering-first="false" chart:link-data-style-to-source="false" chart:axis-position="1"/>
      <style:graphic-properties svg:stroke-color="#b3b3b3"/>
      <style:text-properties fo:font-family="Ubuntu" style:font-style-name="Normal" fo:font-size="15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minimum="-2" chart:maximum="4" chart:interval-major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draw:fill-color="#33666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up" chart:symbol-width="0.25cm" chart:symbol-height="0.25cm" chart:link-data-style-to-source="true"/>
      <style:graphic-properties draw:stroke="none" draw:fill-color="#006633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right" chart:symbol-width="0.25cm" chart:symbol-height="0.25cm" chart:link-data-style-to-source="true"/>
      <style:graphic-properties draw:stroke="none" draw:fill-color="#cc996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left" chart:symbol-width="0.25cm" chart:symbol-height="0.25cm" chart:link-data-style-to-source="true"/>
      <style:graphic-properties draw:stroke="none" draw:fill-color="#cccc99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bow-tie" chart:symbol-width="0.25cm" chart:symbol-height="0.25cm" chart:link-data-style-to-source="true"/>
      <style:graphic-properties draw:stroke="none" draw:fill-color="#aea79f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hourglass" chart:symbol-width="0.25cm" chart:symbol-height="0.25cm"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circle" chart:symbol-width="0.25cm" chart:symbol-height="0.25cm" chart:link-data-style-to-source="true"/>
      <style:graphic-properties draw:stroke="none" draw:fill-color="#663366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star" chart:symbol-width="0.25cm" chart:symbol-height="0.25cm" chart:link-data-style-to-source="true"/>
      <style:graphic-properties draw:stroke="none" draw:fill-color="#996699" dr3d:edge-rounding="5%"/>
      <style:text-properties fo:font-size="10pt" style:font-size-asian="10pt" style:font-size-complex="10pt"/>
    </style:style>
    <style:style style:name="ch18" style:family="chart" style:data-style-name="N2">
      <style:chart-properties chart:symbol-type="image" chart:symbol-width="0.6cm" chart:symbol-height="0.6cm" chart:link-data-style-to-source="true">
        <chart:symbol-image xlink:href="Pictures/100002000000000B0000000B6D4EDBF4EE6D845E.gif"/>
      </style:chart-properties>
      <style:graphic-properties svg:stroke-width="0.152cm" svg:stroke-color="#333366" draw:fill-color="#33336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4.42cm" svg:height="16.8cm" xlink:href=".." xlink:type="simple" chart:class="chart:bar" chart:style-name="ch1">
        <chart:legend svg:x="21.475cm" svg:y="0.807cm" style:legend-expansion="custom" chartooo:width="11.048cm" chartooo:height="6.403cm" style:legend-expansion-aspect-ratio="1.72544119943776" chart:style-name="ch2"/>
        <chart:plot-area chart:style-name="ch3" table:cell-range-address="Feuille2.C4:Feuille2.N14" chart:data-source-has-labels="both" svg:x="0.688cm" svg:y="0.336cm" svg:width="33.044cm" svg:height="16.128cm">
          <chartooo:coordinate-region svg:x="1.833cm" svg:y="0.632cm" svg:width="31.899cm" svg:height="15.538cm"/>
          <chart:axis chart:dimension="x" chart:name="primary-x" chart:style-name="ch4" chartooo:axis-type="auto">
            <chartooo:date-scale/>
            <chart:categories table:cell-range-address="Feuille2.C5:Feuille2.C1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euille2.D5:Feuille2.D14" chart:label-cell-address="Feuille2.D4:Feuille2.D4" chart:class="chart:bar">
            <chart:data-point chart:repeated="10"/>
          </chart:series>
          <chart:series chart:attached-axis="primary-y" chart:style-name="ch9" chart:values-cell-range-address="Feuille2.E5:Feuille2.E14" chart:label-cell-address="Feuille2.E4:Feuille2.E4" chart:class="chart:bar">
            <chart:data-point chart:repeated="10"/>
          </chart:series>
          <chart:series chart:attached-axis="primary-y" chart:style-name="ch10" chart:values-cell-range-address="Feuille2.F5:Feuille2.F14" chart:label-cell-address="Feuille2.F4:Feuille2.F4" chart:class="chart:bar">
            <chart:data-point chart:repeated="10"/>
          </chart:series>
          <chart:series chart:attached-axis="primary-y" chart:style-name="ch11" chart:values-cell-range-address="Feuille2.G5:Feuille2.G14" chart:label-cell-address="Feuille2.G4:Feuille2.G4" chart:class="chart:bar">
            <chart:data-point chart:repeated="10"/>
          </chart:series>
          <chart:series chart:attached-axis="primary-y" chart:style-name="ch12" chart:values-cell-range-address="Feuille2.H5:Feuille2.H14" chart:label-cell-address="Feuille2.H4:Feuille2.H4" chart:class="chart:bar">
            <chart:data-point chart:repeated="10"/>
          </chart:series>
          <chart:series chart:attached-axis="primary-y" chart:style-name="ch13" chart:values-cell-range-address="Feuille2.I5:Feuille2.I14" chart:label-cell-address="Feuille2.I4:Feuille2.I4" chart:class="chart:bar">
            <chart:data-point chart:repeated="10"/>
          </chart:series>
          <chart:series chart:attached-axis="primary-y" chart:style-name="ch14" chart:values-cell-range-address="Feuille2.J5:Feuille2.J14" chart:label-cell-address="Feuille2.J4:Feuille2.J4" chart:class="chart:bar">
            <chart:data-point chart:repeated="10"/>
          </chart:series>
          <chart:series chart:attached-axis="primary-y" chart:style-name="ch15" chart:values-cell-range-address="Feuille2.K5:Feuille2.K14" chart:label-cell-address="Feuille2.K4:Feuille2.K4" chart:class="chart:bar">
            <chart:data-point chart:repeated="10"/>
          </chart:series>
          <chart:series chart:attached-axis="primary-y" chart:style-name="ch16" chart:values-cell-range-address="Feuille2.L5:Feuille2.L14" chart:label-cell-address="Feuille2.L4:Feuille2.L4" chart:class="chart:bar">
            <chart:data-point chart:repeated="10"/>
          </chart:series>
          <chart:series chart:attached-axis="primary-y" chart:style-name="ch17" chart:values-cell-range-address="Feuille2.M5:Feuille2.M14" chart:label-cell-address="Feuille2.M4:Feuille2.M4" chart:class="chart:bar">
            <chart:data-point chart:repeated="10"/>
          </chart:series>
          <chart:series chart:attached-axis="primary-y" chart:style-name="ch18" chart:values-cell-range-address="Feuille2.N5:Feuille2.N14" chart:label-cell-address="Feuille2.N4:Feuille2.N4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cond</text:p>
                <draw:g>
                  <svg:desc>Feuille2.D4:Feuille2.D4</svg:desc>
                </draw:g>
              </table:table-cell>
              <table:table-cell office:value-type="string">
                <text:p>overallqual</text:p>
                <draw:g>
                  <svg:desc>Feuille2.E4:Feuille2.E4</svg:desc>
                </draw:g>
              </table:table-cell>
              <table:table-cell office:value-type="string">
                <text:p>log_grlivarea</text:p>
                <draw:g>
                  <svg:desc>Feuille2.F4:Feuille2.F4</svg:desc>
                </draw:g>
              </table:table-cell>
              <table:table-cell office:value-type="string">
                <text:p>log_lotarea</text:p>
                <draw:g>
                  <svg:desc>Feuille2.G4:Feuille2.G4</svg:desc>
                </draw:g>
              </table:table-cell>
              <table:table-cell office:value-type="string">
                <text:p>totalbsmtsf</text:p>
                <draw:g>
                  <svg:desc>Feuille2.H4:Feuille2.H4</svg:desc>
                </draw:g>
              </table:table-cell>
              <table:table-cell office:value-type="string">
                <text:p>bsmtfinsf1</text:p>
                <draw:g>
                  <svg:desc>Feuille2.I4:Feuille2.I4</svg:desc>
                </draw:g>
              </table:table-cell>
              <table:table-cell office:value-type="string">
                <text:p>fireplaces</text:p>
                <draw:g>
                  <svg:desc>Feuille2.J4:Feuille2.J4</svg:desc>
                </draw:g>
              </table:table-cell>
              <table:table-cell office:value-type="string">
                <text:p>garagecars</text:p>
                <draw:g>
                  <svg:desc>Feuille2.K4:Feuille2.K4</svg:desc>
                </draw:g>
              </table:table-cell>
              <table:table-cell office:value-type="string">
                <text:p>yearbuilt</text:p>
                <draw:g>
                  <svg:desc>Feuille2.L4:Feuille2.L4</svg:desc>
                </draw:g>
              </table:table-cell>
              <table:table-cell office:value-type="string">
                <text:p>yearremodadd</text:p>
                <draw:g>
                  <svg:desc>Feuille2.M4:Feuille2.M4</svg:desc>
                </draw:g>
              </table:table-cell>
              <table:table-cell office:value-type="string">
                <text:p>eigenvalue</text:p>
                <draw:g>
                  <svg:desc>Feuille2.N4:Feuille2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Feuille2.C5:Feuille2.C14</svg:desc>
                </draw:g>
              </table:table-cell>
              <table:table-cell office:value-type="float" office:value="-0.118779">
                <text:p>-0.118779</text:p>
                <draw:g>
                  <svg:desc>Feuille2.D5:Feuille2.D14</svg:desc>
                </draw:g>
              </table:table-cell>
              <table:table-cell office:value-type="float" office:value="0.427198">
                <text:p>0.427198</text:p>
                <draw:g>
                  <svg:desc>Feuille2.E5:Feuille2.E14</svg:desc>
                </draw:g>
              </table:table-cell>
              <table:table-cell office:value-type="float" office:value="0.35333">
                <text:p>0.35333</text:p>
                <draw:g>
                  <svg:desc>Feuille2.F5:Feuille2.F14</svg:desc>
                </draw:g>
              </table:table-cell>
              <table:table-cell office:value-type="float" office:value="0.203585">
                <text:p>0.203585</text:p>
                <draw:g>
                  <svg:desc>Feuille2.G5:Feuille2.G14</svg:desc>
                </draw:g>
              </table:table-cell>
              <table:table-cell office:value-type="float" office:value="0.371907">
                <text:p>0.371907</text:p>
                <draw:g>
                  <svg:desc>Feuille2.H5:Feuille2.H14</svg:desc>
                </draw:g>
              </table:table-cell>
              <table:table-cell office:value-type="float" office:value="0.224759">
                <text:p>0.224759</text:p>
                <draw:g>
                  <svg:desc>Feuille2.I5:Feuille2.I14</svg:desc>
                </draw:g>
              </table:table-cell>
              <table:table-cell office:value-type="float" office:value="0.269885">
                <text:p>0.269885</text:p>
                <draw:g>
                  <svg:desc>Feuille2.J5:Feuille2.J14</svg:desc>
                </draw:g>
              </table:table-cell>
              <table:table-cell office:value-type="float" office:value="0.39414">
                <text:p>0.39414</text:p>
                <draw:g>
                  <svg:desc>Feuille2.K5:Feuille2.K14</svg:desc>
                </draw:g>
              </table:table-cell>
              <table:table-cell office:value-type="float" office:value="0.353545">
                <text:p>0.353545</text:p>
                <draw:g>
                  <svg:desc>Feuille2.L5:Feuille2.L14</svg:desc>
                </draw:g>
              </table:table-cell>
              <table:table-cell office:value-type="float" office:value="0.308375">
                <text:p>0.308375</text:p>
                <draw:g>
                  <svg:desc>Feuille2.M5:Feuille2.M14</svg:desc>
                </draw:g>
              </table:table-cell>
              <table:table-cell office:value-type="float" office:value="3.872">
                <text:p>3.872</text:p>
                <draw:g>
                  <svg:desc>Feuille2.N5:Feuille2.N14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.258071">
                <text:p>0.258071</text:p>
              </table:table-cell>
              <table:table-cell office:value-type="float" office:value="-0.100502">
                <text:p>-0.100502</text:p>
              </table:table-cell>
              <table:table-cell office:value-type="float" office:value="0.245955">
                <text:p>0.245955</text:p>
              </table:table-cell>
              <table:table-cell office:value-type="float" office:value="0.532461">
                <text:p>0.532461</text:p>
              </table:table-cell>
              <table:table-cell office:value-type="float" office:value="0.12236">
                <text:p>0.12236</text:p>
              </table:table-cell>
              <table:table-cell office:value-type="float" office:value="0.170144">
                <text:p>0.170144</text:p>
              </table:table-cell>
              <table:table-cell office:value-type="float" office:value="0.404546">
                <text:p>0.404546</text:p>
              </table:table-cell>
              <table:table-cell office:value-type="float" office:value="-0.079732">
                <text:p>-0.079732</text:p>
              </table:table-cell>
              <table:table-cell office:value-type="float" office:value="-0.474635">
                <text:p>-0.474635</text:p>
              </table:table-cell>
              <table:table-cell office:value-type="float" office:value="-0.374267">
                <text:p>-0.374267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0.719962">
                <text:p>0.719962</text:p>
              </table:table-cell>
              <table:table-cell office:value-type="float" office:value="0.210956">
                <text:p>0.210956</text:p>
              </table:table-cell>
              <table:table-cell office:value-type="float" office:value="0.19936">
                <text:p>0.19936</text:p>
              </table:table-cell>
              <table:table-cell office:value-type="float" office:value="-0.079584">
                <text:p>-0.079584</text:p>
              </table:table-cell>
              <table:table-cell office:value-type="float" office:value="-0.231713">
                <text:p>-0.231713</text:p>
              </table:table-cell>
              <table:table-cell office:value-type="float" office:value="-0.368104">
                <text:p>-0.368104</text:p>
              </table:table-cell>
              <table:table-cell office:value-type="float" office:value="0.05006">
                <text:p>0.05006</text:p>
              </table:table-cell>
              <table:table-cell office:value-type="float" office:value="0.027048">
                <text:p>0.027048</text:p>
              </table:table-cell>
              <table:table-cell office:value-type="float" office:value="-0.129122">
                <text:p>-0.129122</text:p>
              </table:table-cell>
              <table:table-cell office:value-type="float" office:value="0.426583">
                <text:p>0.426583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463857">
                <text:p>0.463857</text:p>
              </table:table-cell>
              <table:table-cell office:value-type="float" office:value="-0.056006">
                <text:p>-0.056006</text:p>
              </table:table-cell>
              <table:table-cell office:value-type="float" office:value="-0.375331">
                <text:p>-0.375331</text:p>
              </table:table-cell>
              <table:table-cell office:value-type="float" office:value="-0.111206">
                <text:p>-0.111206</text:p>
              </table:table-cell>
              <table:table-cell office:value-type="float" office:value="0.259872">
                <text:p>0.259872</text:p>
              </table:table-cell>
              <table:table-cell office:value-type="float" office:value="0.701569">
                <text:p>0.701569</text:p>
              </table:table-cell>
              <table:table-cell office:value-type="float" office:value="-0.127239">
                <text:p>-0.127239</text:p>
              </table:table-cell>
              <table:table-cell office:value-type="float" office:value="-0.136828">
                <text:p>-0.136828</text:p>
              </table:table-cell>
              <table:table-cell office:value-type="float" office:value="0.035581">
                <text:p>0.035581</text:p>
              </table:table-cell>
              <table:table-cell office:value-type="float" office:value="0.180414">
                <text:p>0.1804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052672">
                <text:p>0.052672</text:p>
              </table:table-cell>
              <table:table-cell office:value-type="float" office:value="-0.142243">
                <text:p>-0.142243</text:p>
              </table:table-cell>
              <table:table-cell office:value-type="float" office:value="-0.05652">
                <text:p>-0.05652</text:p>
              </table:table-cell>
              <table:table-cell office:value-type="float" office:value="0.666114">
                <text:p>0.666114</text:p>
              </table:table-cell>
              <table:table-cell office:value-type="float" office:value="0.071003">
                <text:p>0.071003</text:p>
              </table:table-cell>
              <table:table-cell office:value-type="float" office:value="-0.119643">
                <text:p>-0.119643</text:p>
              </table:table-cell>
              <table:table-cell office:value-type="float" office:value="-0.671473">
                <text:p>-0.671473</text:p>
              </table:table-cell>
              <table:table-cell office:value-type="float" office:value="0.194901">
                <text:p>0.194901</text:p>
              </table:table-cell>
              <table:table-cell office:value-type="float" office:value="0.033513">
                <text:p>0.033513</text:p>
              </table:table-cell>
              <table:table-cell office:value-type="float" office:value="0.144043">
                <text:p>0.144043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-0.024207">
                <text:p>-0.024207</text:p>
              </table:table-cell>
              <table:table-cell office:value-type="float" office:value="-0.251865">
                <text:p>-0.251865</text:p>
              </table:table-cell>
              <table:table-cell office:value-type="float" office:value="-0.396111">
                <text:p>-0.396111</text:p>
              </table:table-cell>
              <table:table-cell office:value-type="float" office:value="0.36584">
                <text:p>0.36584</text:p>
              </table:table-cell>
              <table:table-cell office:value-type="float" office:value="-0.495271">
                <text:p>-0.495271</text:p>
              </table:table-cell>
              <table:table-cell office:value-type="float" office:value="0.045508">
                <text:p>0.045508</text:p>
              </table:table-cell>
              <table:table-cell office:value-type="float" office:value="0.471968">
                <text:p>0.471968</text:p>
              </table:table-cell>
              <table:table-cell office:value-type="float" office:value="0.060657">
                <text:p>0.060657</text:p>
              </table:table-cell>
              <table:table-cell office:value-type="float" office:value="0.342047">
                <text:p>0.342047</text:p>
              </table:table-cell>
              <table:table-cell office:value-type="float" office:value="0.233327">
                <text:p>0.23332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160065">
                <text:p>0.160065</text:p>
              </table:table-cell>
              <table:table-cell office:value-type="float" office:value="-0.040256">
                <text:p>-0.040256</text:p>
              </table:table-cell>
              <table:table-cell office:value-type="float" office:value="-0.016303">
                <text:p>-0.016303</text:p>
              </table:table-cell>
              <table:table-cell office:value-type="float" office:value="-0.201834">
                <text:p>-0.201834</text:p>
              </table:table-cell>
              <table:table-cell office:value-type="float" office:value="-0.3177">
                <text:p>-0.3177</text:p>
              </table:table-cell>
              <table:table-cell office:value-type="float" office:value="0.20252">
                <text:p>0.20252</text:p>
              </table:table-cell>
              <table:table-cell office:value-type="float" office:value="-0.091395">
                <text:p>-0.091395</text:p>
              </table:table-cell>
              <table:table-cell office:value-type="float" office:value="0.808607">
                <text:p>0.808607</text:p>
              </table:table-cell>
              <table:table-cell office:value-type="float" office:value="-0.089693">
                <text:p>-0.089693</text:p>
              </table:table-cell>
              <table:table-cell office:value-type="float" office:value="-0.345782">
                <text:p>-0.34578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170891">
                <text:p>0.170891</text:p>
              </table:table-cell>
              <table:table-cell office:value-type="float" office:value="0.074053">
                <text:p>0.074053</text:p>
              </table:table-cell>
              <table:table-cell office:value-type="float" office:value="-0.56759">
                <text:p>-0.56759</text:p>
              </table:table-cell>
              <table:table-cell office:value-type="float" office:value="-0.000961">
                <text:p>-0.000961</text:p>
              </table:table-cell>
              <table:table-cell office:value-type="float" office:value="0.528063">
                <text:p>0.528063</text:p>
              </table:table-cell>
              <table:table-cell office:value-type="float" office:value="-0.474254">
                <text:p>-0.474254</text:p>
              </table:table-cell>
              <table:table-cell office:value-type="float" office:value="0.208715">
                <text:p>0.208715</text:p>
              </table:table-cell>
              <table:table-cell office:value-type="float" office:value="0.225584">
                <text:p>0.225584</text:p>
              </table:table-cell>
              <table:table-cell office:value-type="float" office:value="0.050502">
                <text:p>0.050502</text:p>
              </table:table-cell>
              <table:table-cell office:value-type="float" office:value="-0.205876">
                <text:p>-0.205876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130563">
                <text:p>0.130563</text:p>
              </table:table-cell>
              <table:table-cell office:value-type="float" office:value="0.692892">
                <text:p>0.692892</text:p>
              </table:table-cell>
              <table:table-cell office:value-type="float" office:value="-0.141656">
                <text:p>-0.141656</text:p>
              </table:table-cell>
              <table:table-cell office:value-type="float" office:value="0.183442">
                <text:p>0.183442</text:p>
              </table:table-cell>
              <table:table-cell office:value-type="float" office:value="-0.283437">
                <text:p>-0.283437</text:p>
              </table:table-cell>
              <table:table-cell office:value-type="float" office:value="0.055037">
                <text:p>0.055037</text:p>
              </table:table-cell>
              <table:table-cell office:value-type="float" office:value="-0.137758">
                <text:p>-0.137758</text:p>
              </table:table-cell>
              <table:table-cell office:value-type="float" office:value="-0.250574">
                <text:p>-0.250574</text:p>
              </table:table-cell>
              <table:table-cell office:value-type="float" office:value="0.28372">
                <text:p>0.28372</text:p>
              </table:table-cell>
              <table:table-cell office:value-type="float" office:value="-0.451119">
                <text:p>-0.45111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332492">
                <text:p>0.332492</text:p>
              </table:table-cell>
              <table:table-cell office:value-type="float" office:value="-0.434613">
                <text:p>-0.434613</text:p>
              </table:table-cell>
              <table:table-cell office:value-type="float" office:value="0.362571">
                <text:p>0.362571</text:p>
              </table:table-cell>
              <table:table-cell office:value-type="float" office:value="-0.066348">
                <text:p>-0.066348</text:p>
              </table:table-cell>
              <table:table-cell office:value-type="float" office:value="0.122611">
                <text:p>0.122611</text:p>
              </table:table-cell>
              <table:table-cell office:value-type="float" office:value="-0.086538">
                <text:p>-0.086538</text:p>
              </table:table-cell>
              <table:table-cell office:value-type="float" office:value="-0.016919">
                <text:p>-0.016919</text:p>
              </table:table-cell>
              <table:table-cell office:value-type="float" office:value="-0.09827">
                <text:p>-0.09827</text:p>
              </table:table-cell>
              <table:table-cell office:value-type="float" office:value="0.65006">
                <text:p>0.65006</text:p>
              </table:table-cell>
              <table:table-cell office:value-type="float" office:value="-0.331146">
                <text:p>-0.331146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aea79f" draw:fill="solid" draw:fill-color="#ffffff"/>
      <style:text-properties fo:font-family="Ubuntu" style:font-style-name="Normal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-2"/>
      <style:graphic-properties svg:stroke-color="#b3b3b3"/>
      <style:text-properties fo:font-family="Ubuntu" style:font-style-name="Normal" fo:font-size="14pt" style:font-size-asian="10pt" style:font-size-complex="10pt"/>
    </style:style>
    <style:style style:name="ch5" style:family="chart" style:data-style-name="N2">
      <style:chart-properties chart:display-label="true" chart:logarithmic="false" chart:minimum="-2" chart:maximum="3" chart:origin="-2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Normal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336666" draw:fill-color="#33666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006633" draw:fill-color="#006633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cc9966" draw:fill-color="#cc9966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cccc99" draw:fill-color="#cccc99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663366" draw:fill-color="#663366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star" chart:symbol-width="0.25cm" chart:symbol-height="0.25cm" chart:link-data-style-to-source="true"/>
      <style:graphic-properties svg:stroke-width="0.08cm" svg:stroke-color="#996699" draw:fill-color="#996699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4.421cm" svg:height="16.799cm" xlink:href=".." xlink:type="simple" chart:class="chart:line" chart:style-name="ch1">
        <chart:legend svg:x="12.576cm" svg:y="0.923cm" style:legend-expansion="custom" chartooo:width="19.024cm" chartooo:height="3.248cm" style:legend-expansion-aspect-ratio="5.85714285714286" chart:style-name="ch2"/>
        <chart:plot-area chart:style-name="ch3" table:cell-range-address="Feuille2.C4:Feuille2.N14" chart:data-source-has-labels="both" svg:x="0.688cm" svg:y="0.335cm" svg:width="33.045cm" svg:height="16.129cm">
          <chartooo:coordinate-region svg:x="2.044cm" svg:y="0.618cm" svg:width="31.265cm" svg:height="15.032cm"/>
          <chart:axis chart:dimension="x" chart:name="primary-x" chart:style-name="ch4" chartooo:axis-type="auto">
            <chartooo:date-scale/>
            <chart:categories table:cell-range-address="Feuille2.C5:Feuille2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D5:Feuille2.D14" chart:label-cell-address="Feuille2.D4:Feuille2.D4" chart:class="chart:line">
            <chart:data-point chart:repeated="10"/>
          </chart:series>
          <chart:series chart:style-name="ch8" chart:values-cell-range-address="Feuille2.E5:Feuille2.E14" chart:label-cell-address="Feuille2.E4:Feuille2.E4" chart:class="chart:line">
            <chart:data-point chart:repeated="10"/>
          </chart:series>
          <chart:series chart:style-name="ch9" chart:values-cell-range-address="Feuille2.F5:Feuille2.F14" chart:label-cell-address="Feuille2.F4:Feuille2.F4" chart:class="chart:line">
            <chart:data-point chart:repeated="10"/>
          </chart:series>
          <chart:series chart:style-name="ch10" chart:values-cell-range-address="Feuille2.G5:Feuille2.G14" chart:label-cell-address="Feuille2.G4:Feuille2.G4" chart:class="chart:line">
            <chart:data-point chart:repeated="10"/>
          </chart:series>
          <chart:series chart:style-name="ch11" chart:values-cell-range-address="Feuille2.H5:Feuille2.H14" chart:label-cell-address="Feuille2.H4:Feuille2.H4" chart:class="chart:line">
            <chart:data-point chart:repeated="10"/>
          </chart:series>
          <chart:series chart:style-name="ch12" chart:values-cell-range-address="Feuille2.I5:Feuille2.I14" chart:label-cell-address="Feuille2.I4:Feuille2.I4" chart:class="chart:line">
            <chart:data-point chart:repeated="10"/>
          </chart:series>
          <chart:series chart:style-name="ch13" chart:values-cell-range-address="Feuille2.J5:Feuille2.J14" chart:label-cell-address="Feuille2.J4:Feuille2.J4" chart:class="chart:line">
            <chart:data-point chart:repeated="10"/>
          </chart:series>
          <chart:series chart:style-name="ch14" chart:values-cell-range-address="Feuille2.K5:Feuille2.K14" chart:label-cell-address="Feuille2.K4:Feuille2.K4" chart:class="chart:line">
            <chart:data-point chart:repeated="10"/>
          </chart:series>
          <chart:series chart:style-name="ch15" chart:values-cell-range-address="Feuille2.L5:Feuille2.L14" chart:label-cell-address="Feuille2.L4:Feuille2.L4" chart:class="chart:line">
            <chart:data-point chart:repeated="10"/>
          </chart:series>
          <chart:series chart:style-name="ch16" chart:values-cell-range-address="Feuille2.M5:Feuille2.M14" chart:label-cell-address="Feuille2.M4:Feuille2.M4" chart:class="chart:line">
            <chart:data-point chart:repeated="10"/>
          </chart:series>
          <chart:series chart:style-name="ch17" chart:values-cell-range-address="Feuille2.N5:Feuille2.N14" chart:label-cell-address="Feuille2.N4:Feuille2.N4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cond</text:p>
                <draw:g>
                  <svg:desc>Feuille2.D4:Feuille2.D4</svg:desc>
                </draw:g>
              </table:table-cell>
              <table:table-cell office:value-type="string">
                <text:p>overallqual</text:p>
                <draw:g>
                  <svg:desc>Feuille2.E4:Feuille2.E4</svg:desc>
                </draw:g>
              </table:table-cell>
              <table:table-cell office:value-type="string">
                <text:p>log_grlivarea</text:p>
                <draw:g>
                  <svg:desc>Feuille2.F4:Feuille2.F4</svg:desc>
                </draw:g>
              </table:table-cell>
              <table:table-cell office:value-type="string">
                <text:p>log_lotarea</text:p>
                <draw:g>
                  <svg:desc>Feuille2.G4:Feuille2.G4</svg:desc>
                </draw:g>
              </table:table-cell>
              <table:table-cell office:value-type="string">
                <text:p>totalbsmtsf</text:p>
                <draw:g>
                  <svg:desc>Feuille2.H4:Feuille2.H4</svg:desc>
                </draw:g>
              </table:table-cell>
              <table:table-cell office:value-type="string">
                <text:p>bsmtfinsf1</text:p>
                <draw:g>
                  <svg:desc>Feuille2.I4:Feuille2.I4</svg:desc>
                </draw:g>
              </table:table-cell>
              <table:table-cell office:value-type="string">
                <text:p>fireplaces</text:p>
                <draw:g>
                  <svg:desc>Feuille2.J4:Feuille2.J4</svg:desc>
                </draw:g>
              </table:table-cell>
              <table:table-cell office:value-type="string">
                <text:p>garagecars</text:p>
                <draw:g>
                  <svg:desc>Feuille2.K4:Feuille2.K4</svg:desc>
                </draw:g>
              </table:table-cell>
              <table:table-cell office:value-type="string">
                <text:p>yearbuilt</text:p>
                <draw:g>
                  <svg:desc>Feuille2.L4:Feuille2.L4</svg:desc>
                </draw:g>
              </table:table-cell>
              <table:table-cell office:value-type="string">
                <text:p>yearremodadd</text:p>
                <draw:g>
                  <svg:desc>Feuille2.M4:Feuille2.M4</svg:desc>
                </draw:g>
              </table:table-cell>
              <table:table-cell office:value-type="string">
                <text:p>eigenvalue</text:p>
                <draw:g>
                  <svg:desc>Feuille2.N4:Feuille2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Feuille2.C5:Feuille2.C14</svg:desc>
                </draw:g>
              </table:table-cell>
              <table:table-cell office:value-type="float" office:value="-0.118779">
                <text:p>-0.118779</text:p>
                <draw:g>
                  <svg:desc>Feuille2.D5:Feuille2.D14</svg:desc>
                </draw:g>
              </table:table-cell>
              <table:table-cell office:value-type="float" office:value="0.427198">
                <text:p>0.427198</text:p>
                <draw:g>
                  <svg:desc>Feuille2.E5:Feuille2.E14</svg:desc>
                </draw:g>
              </table:table-cell>
              <table:table-cell office:value-type="float" office:value="0.35333">
                <text:p>0.35333</text:p>
                <draw:g>
                  <svg:desc>Feuille2.F5:Feuille2.F14</svg:desc>
                </draw:g>
              </table:table-cell>
              <table:table-cell office:value-type="float" office:value="0.203585">
                <text:p>0.203585</text:p>
                <draw:g>
                  <svg:desc>Feuille2.G5:Feuille2.G14</svg:desc>
                </draw:g>
              </table:table-cell>
              <table:table-cell office:value-type="float" office:value="0.371907">
                <text:p>0.371907</text:p>
                <draw:g>
                  <svg:desc>Feuille2.H5:Feuille2.H14</svg:desc>
                </draw:g>
              </table:table-cell>
              <table:table-cell office:value-type="float" office:value="0.224759">
                <text:p>0.224759</text:p>
                <draw:g>
                  <svg:desc>Feuille2.I5:Feuille2.I14</svg:desc>
                </draw:g>
              </table:table-cell>
              <table:table-cell office:value-type="float" office:value="0.269885">
                <text:p>0.269885</text:p>
                <draw:g>
                  <svg:desc>Feuille2.J5:Feuille2.J14</svg:desc>
                </draw:g>
              </table:table-cell>
              <table:table-cell office:value-type="float" office:value="0.39414">
                <text:p>0.39414</text:p>
                <draw:g>
                  <svg:desc>Feuille2.K5:Feuille2.K14</svg:desc>
                </draw:g>
              </table:table-cell>
              <table:table-cell office:value-type="float" office:value="0.353545">
                <text:p>0.353545</text:p>
                <draw:g>
                  <svg:desc>Feuille2.L5:Feuille2.L14</svg:desc>
                </draw:g>
              </table:table-cell>
              <table:table-cell office:value-type="float" office:value="0.308375">
                <text:p>0.308375</text:p>
                <draw:g>
                  <svg:desc>Feuille2.M5:Feuille2.M14</svg:desc>
                </draw:g>
              </table:table-cell>
              <table:table-cell office:value-type="float" office:value="3.872">
                <text:p>3.872</text:p>
                <draw:g>
                  <svg:desc>Feuille2.N5:Feuille2.N14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.258071">
                <text:p>0.258071</text:p>
              </table:table-cell>
              <table:table-cell office:value-type="float" office:value="-0.100502">
                <text:p>-0.100502</text:p>
              </table:table-cell>
              <table:table-cell office:value-type="float" office:value="0.245955">
                <text:p>0.245955</text:p>
              </table:table-cell>
              <table:table-cell office:value-type="float" office:value="0.532461">
                <text:p>0.532461</text:p>
              </table:table-cell>
              <table:table-cell office:value-type="float" office:value="0.12236">
                <text:p>0.12236</text:p>
              </table:table-cell>
              <table:table-cell office:value-type="float" office:value="0.170144">
                <text:p>0.170144</text:p>
              </table:table-cell>
              <table:table-cell office:value-type="float" office:value="0.404546">
                <text:p>0.404546</text:p>
              </table:table-cell>
              <table:table-cell office:value-type="float" office:value="-0.079732">
                <text:p>-0.079732</text:p>
              </table:table-cell>
              <table:table-cell office:value-type="float" office:value="-0.474635">
                <text:p>-0.474635</text:p>
              </table:table-cell>
              <table:table-cell office:value-type="float" office:value="-0.374267">
                <text:p>-0.374267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0.719962">
                <text:p>0.719962</text:p>
              </table:table-cell>
              <table:table-cell office:value-type="float" office:value="0.210956">
                <text:p>0.210956</text:p>
              </table:table-cell>
              <table:table-cell office:value-type="float" office:value="0.19936">
                <text:p>0.19936</text:p>
              </table:table-cell>
              <table:table-cell office:value-type="float" office:value="-0.079584">
                <text:p>-0.079584</text:p>
              </table:table-cell>
              <table:table-cell office:value-type="float" office:value="-0.231713">
                <text:p>-0.231713</text:p>
              </table:table-cell>
              <table:table-cell office:value-type="float" office:value="-0.368104">
                <text:p>-0.368104</text:p>
              </table:table-cell>
              <table:table-cell office:value-type="float" office:value="0.05006">
                <text:p>0.05006</text:p>
              </table:table-cell>
              <table:table-cell office:value-type="float" office:value="0.027048">
                <text:p>0.027048</text:p>
              </table:table-cell>
              <table:table-cell office:value-type="float" office:value="-0.129122">
                <text:p>-0.129122</text:p>
              </table:table-cell>
              <table:table-cell office:value-type="float" office:value="0.426583">
                <text:p>0.426583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463857">
                <text:p>0.463857</text:p>
              </table:table-cell>
              <table:table-cell office:value-type="float" office:value="-0.056006">
                <text:p>-0.056006</text:p>
              </table:table-cell>
              <table:table-cell office:value-type="float" office:value="-0.375331">
                <text:p>-0.375331</text:p>
              </table:table-cell>
              <table:table-cell office:value-type="float" office:value="-0.111206">
                <text:p>-0.111206</text:p>
              </table:table-cell>
              <table:table-cell office:value-type="float" office:value="0.259872">
                <text:p>0.259872</text:p>
              </table:table-cell>
              <table:table-cell office:value-type="float" office:value="0.701569">
                <text:p>0.701569</text:p>
              </table:table-cell>
              <table:table-cell office:value-type="float" office:value="-0.127239">
                <text:p>-0.127239</text:p>
              </table:table-cell>
              <table:table-cell office:value-type="float" office:value="-0.136828">
                <text:p>-0.136828</text:p>
              </table:table-cell>
              <table:table-cell office:value-type="float" office:value="0.035581">
                <text:p>0.035581</text:p>
              </table:table-cell>
              <table:table-cell office:value-type="float" office:value="0.180414">
                <text:p>0.1804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052672">
                <text:p>0.052672</text:p>
              </table:table-cell>
              <table:table-cell office:value-type="float" office:value="-0.142243">
                <text:p>-0.142243</text:p>
              </table:table-cell>
              <table:table-cell office:value-type="float" office:value="-0.05652">
                <text:p>-0.05652</text:p>
              </table:table-cell>
              <table:table-cell office:value-type="float" office:value="0.666114">
                <text:p>0.666114</text:p>
              </table:table-cell>
              <table:table-cell office:value-type="float" office:value="0.071003">
                <text:p>0.071003</text:p>
              </table:table-cell>
              <table:table-cell office:value-type="float" office:value="-0.119643">
                <text:p>-0.119643</text:p>
              </table:table-cell>
              <table:table-cell office:value-type="float" office:value="-0.671473">
                <text:p>-0.671473</text:p>
              </table:table-cell>
              <table:table-cell office:value-type="float" office:value="0.194901">
                <text:p>0.194901</text:p>
              </table:table-cell>
              <table:table-cell office:value-type="float" office:value="0.033513">
                <text:p>0.033513</text:p>
              </table:table-cell>
              <table:table-cell office:value-type="float" office:value="0.144043">
                <text:p>0.144043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-0.024207">
                <text:p>-0.024207</text:p>
              </table:table-cell>
              <table:table-cell office:value-type="float" office:value="-0.251865">
                <text:p>-0.251865</text:p>
              </table:table-cell>
              <table:table-cell office:value-type="float" office:value="-0.396111">
                <text:p>-0.396111</text:p>
              </table:table-cell>
              <table:table-cell office:value-type="float" office:value="0.36584">
                <text:p>0.36584</text:p>
              </table:table-cell>
              <table:table-cell office:value-type="float" office:value="-0.495271">
                <text:p>-0.495271</text:p>
              </table:table-cell>
              <table:table-cell office:value-type="float" office:value="0.045508">
                <text:p>0.045508</text:p>
              </table:table-cell>
              <table:table-cell office:value-type="float" office:value="0.471968">
                <text:p>0.471968</text:p>
              </table:table-cell>
              <table:table-cell office:value-type="float" office:value="0.060657">
                <text:p>0.060657</text:p>
              </table:table-cell>
              <table:table-cell office:value-type="float" office:value="0.342047">
                <text:p>0.342047</text:p>
              </table:table-cell>
              <table:table-cell office:value-type="float" office:value="0.233327">
                <text:p>0.23332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160065">
                <text:p>0.160065</text:p>
              </table:table-cell>
              <table:table-cell office:value-type="float" office:value="-0.040256">
                <text:p>-0.040256</text:p>
              </table:table-cell>
              <table:table-cell office:value-type="float" office:value="-0.016303">
                <text:p>-0.016303</text:p>
              </table:table-cell>
              <table:table-cell office:value-type="float" office:value="-0.201834">
                <text:p>-0.201834</text:p>
              </table:table-cell>
              <table:table-cell office:value-type="float" office:value="-0.3177">
                <text:p>-0.3177</text:p>
              </table:table-cell>
              <table:table-cell office:value-type="float" office:value="0.20252">
                <text:p>0.20252</text:p>
              </table:table-cell>
              <table:table-cell office:value-type="float" office:value="-0.091395">
                <text:p>-0.091395</text:p>
              </table:table-cell>
              <table:table-cell office:value-type="float" office:value="0.808607">
                <text:p>0.808607</text:p>
              </table:table-cell>
              <table:table-cell office:value-type="float" office:value="-0.089693">
                <text:p>-0.089693</text:p>
              </table:table-cell>
              <table:table-cell office:value-type="float" office:value="-0.345782">
                <text:p>-0.34578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170891">
                <text:p>0.170891</text:p>
              </table:table-cell>
              <table:table-cell office:value-type="float" office:value="0.074053">
                <text:p>0.074053</text:p>
              </table:table-cell>
              <table:table-cell office:value-type="float" office:value="-0.56759">
                <text:p>-0.56759</text:p>
              </table:table-cell>
              <table:table-cell office:value-type="float" office:value="-0.000961">
                <text:p>-0.000961</text:p>
              </table:table-cell>
              <table:table-cell office:value-type="float" office:value="0.528063">
                <text:p>0.528063</text:p>
              </table:table-cell>
              <table:table-cell office:value-type="float" office:value="-0.474254">
                <text:p>-0.474254</text:p>
              </table:table-cell>
              <table:table-cell office:value-type="float" office:value="0.208715">
                <text:p>0.208715</text:p>
              </table:table-cell>
              <table:table-cell office:value-type="float" office:value="0.225584">
                <text:p>0.225584</text:p>
              </table:table-cell>
              <table:table-cell office:value-type="float" office:value="0.050502">
                <text:p>0.050502</text:p>
              </table:table-cell>
              <table:table-cell office:value-type="float" office:value="-0.205876">
                <text:p>-0.205876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130563">
                <text:p>0.130563</text:p>
              </table:table-cell>
              <table:table-cell office:value-type="float" office:value="0.692892">
                <text:p>0.692892</text:p>
              </table:table-cell>
              <table:table-cell office:value-type="float" office:value="-0.141656">
                <text:p>-0.141656</text:p>
              </table:table-cell>
              <table:table-cell office:value-type="float" office:value="0.183442">
                <text:p>0.183442</text:p>
              </table:table-cell>
              <table:table-cell office:value-type="float" office:value="-0.283437">
                <text:p>-0.283437</text:p>
              </table:table-cell>
              <table:table-cell office:value-type="float" office:value="0.055037">
                <text:p>0.055037</text:p>
              </table:table-cell>
              <table:table-cell office:value-type="float" office:value="-0.137758">
                <text:p>-0.137758</text:p>
              </table:table-cell>
              <table:table-cell office:value-type="float" office:value="-0.250574">
                <text:p>-0.250574</text:p>
              </table:table-cell>
              <table:table-cell office:value-type="float" office:value="0.28372">
                <text:p>0.28372</text:p>
              </table:table-cell>
              <table:table-cell office:value-type="float" office:value="-0.451119">
                <text:p>-0.45111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332492">
                <text:p>0.332492</text:p>
              </table:table-cell>
              <table:table-cell office:value-type="float" office:value="-0.434613">
                <text:p>-0.434613</text:p>
              </table:table-cell>
              <table:table-cell office:value-type="float" office:value="0.362571">
                <text:p>0.362571</text:p>
              </table:table-cell>
              <table:table-cell office:value-type="float" office:value="-0.066348">
                <text:p>-0.066348</text:p>
              </table:table-cell>
              <table:table-cell office:value-type="float" office:value="0.122611">
                <text:p>0.122611</text:p>
              </table:table-cell>
              <table:table-cell office:value-type="float" office:value="-0.086538">
                <text:p>-0.086538</text:p>
              </table:table-cell>
              <table:table-cell office:value-type="float" office:value="-0.016919">
                <text:p>-0.016919</text:p>
              </table:table-cell>
              <table:table-cell office:value-type="float" office:value="-0.09827">
                <text:p>-0.09827</text:p>
              </table:table-cell>
              <table:table-cell office:value-type="float" office:value="0.65006">
                <text:p>0.65006</text:p>
              </table:table-cell>
              <table:table-cell office:value-type="float" office:value="-0.331146">
                <text:p>-0.331146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Normal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-50" chart:maximum="5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Normal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minimum="-15" chart:maximum="5" chart:interval-major="1" chart:reverse-direction="false" text:line-break="false" loext:try-staggering-first="false" chart:link-data-style-to-source="true" chart:axis-position="end"/>
      <style:graphic-properties svg:stroke-color="#b3b3b3"/>
      <style:text-properties fo:font-family="Ubuntu" style:font-style-name="Normal" fo:font-size="14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7.458cm" svg:height="18.674cm" xlink:href=".." xlink:type="simple" chart:class="chart:line" chart:style-name="ch1">
        <chart:legend svg:x="2.316cm" svg:y="10.603cm" style:legend-expansion="custom" chartooo:width="5.02cm" chartooo:height="7.415cm" style:legend-expansion-aspect-ratio="0.677006068779501" chart:style-name="ch2"/>
        <chart:plot-area chart:style-name="ch3" table:cell-range-address="Feuille3.B17:Feuille3.M27" chart:data-source-has-labels="both" svg:x="0.749cm" svg:y="0.373cm" svg:width="35.96cm" svg:height="17.928cm">
          <chartooo:coordinate-region svg:x="2.105cm" svg:y="0.656cm" svg:width="33.247cm" svg:height="17.363cm"/>
          <chart:axis chart:dimension="x" chart:name="primary-x" chart:style-name="ch4" chartooo:axis-type="auto">
            <chartooo:date-scale/>
            <chart:categories table:cell-range-address="Feuille3.B18:Feuille3.B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euille3.C18:Feuille3.C27" chart:label-cell-address="Feuille3.C17:Feuille3.C17" chart:class="chart:line">
            <chart:data-point chart:repeated="10"/>
          </chart:series>
          <chart:series chart:attached-axis="primary-y" chart:style-name="ch9" chart:values-cell-range-address="Feuille3.D18:Feuille3.D27" chart:label-cell-address="Feuille3.D17:Feuille3.D17" chart:class="chart:line">
            <chart:data-point chart:repeated="10"/>
          </chart:series>
          <chart:series chart:attached-axis="primary-y" chart:style-name="ch10" chart:values-cell-range-address="Feuille3.E18:Feuille3.E27" chart:label-cell-address="Feuille3.E17:Feuille3.E17" chart:class="chart:line">
            <chart:data-point chart:repeated="10"/>
          </chart:series>
          <chart:series chart:attached-axis="primary-y" chart:style-name="ch11" chart:values-cell-range-address="Feuille3.F18:Feuille3.F27" chart:label-cell-address="Feuille3.F17:Feuille3.F17" chart:class="chart:line">
            <chart:data-point chart:repeated="10"/>
          </chart:series>
          <chart:series chart:attached-axis="primary-y" chart:style-name="ch12" chart:values-cell-range-address="Feuille3.G18:Feuille3.G27" chart:label-cell-address="Feuille3.G17:Feuille3.G17" chart:class="chart:line">
            <chart:data-point chart:repeated="10"/>
          </chart:series>
          <chart:series chart:attached-axis="primary-y" chart:style-name="ch13" chart:values-cell-range-address="Feuille3.H18:Feuille3.H27" chart:label-cell-address="Feuille3.H17:Feuille3.H17" chart:class="chart:line">
            <chart:data-point chart:repeated="10"/>
          </chart:series>
          <chart:series chart:attached-axis="primary-y" chart:style-name="ch14" chart:values-cell-range-address="Feuille3.I18:Feuille3.I27" chart:label-cell-address="Feuille3.I17:Feuille3.I17" chart:class="chart:line">
            <chart:data-point chart:repeated="10"/>
          </chart:series>
          <chart:series chart:attached-axis="primary-y" chart:style-name="ch15" chart:values-cell-range-address="Feuille3.J18:Feuille3.J27" chart:label-cell-address="Feuille3.J17:Feuille3.J17" chart:class="chart:line">
            <chart:data-point chart:repeated="10"/>
          </chart:series>
          <chart:series chart:attached-axis="primary-y" chart:style-name="ch16" chart:values-cell-range-address="Feuille3.K18:Feuille3.K27" chart:label-cell-address="Feuille3.K17:Feuille3.K17" chart:class="chart:line">
            <chart:data-point chart:repeated="10"/>
          </chart:series>
          <chart:series chart:attached-axis="primary-y" chart:style-name="ch17" chart:values-cell-range-address="Feuille3.L18:Feuille3.L27" chart:label-cell-address="Feuille3.L17:Feuille3.L17" chart:class="chart:line">
            <chart:data-point chart:repeated="10"/>
          </chart:series>
          <chart:series chart:attached-axis="primary-y" chart:style-name="ch17" chart:values-cell-range-address="Feuille3.M18:Feuille3.M27" chart:label-cell-address="Feuille3.M17:Feuille3.M17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genvalue</text:p>
                <draw:g>
                  <svg:desc>Feuille3.C17:Feuille3.C17</svg:desc>
                </draw:g>
              </table:table-cell>
              <table:table-cell office:value-type="string">
                <text:p>overallcond</text:p>
                <draw:g>
                  <svg:desc>Feuille3.D17:Feuille3.D17</svg:desc>
                </draw:g>
              </table:table-cell>
              <table:table-cell office:value-type="string">
                <text:p>overallqual</text:p>
                <draw:g>
                  <svg:desc>Feuille3.E17:Feuille3.E17</svg:desc>
                </draw:g>
              </table:table-cell>
              <table:table-cell office:value-type="string">
                <text:p>log_grlivarea</text:p>
                <draw:g>
                  <svg:desc>Feuille3.F17:Feuille3.F17</svg:desc>
                </draw:g>
              </table:table-cell>
              <table:table-cell office:value-type="string">
                <text:p>log_lotarea</text:p>
                <draw:g>
                  <svg:desc>Feuille3.G17:Feuille3.G17</svg:desc>
                </draw:g>
              </table:table-cell>
              <table:table-cell office:value-type="string">
                <text:p>totalbsmtsf</text:p>
                <draw:g>
                  <svg:desc>Feuille3.H17:Feuille3.H17</svg:desc>
                </draw:g>
              </table:table-cell>
              <table:table-cell office:value-type="string">
                <text:p>bsmtfinsf1</text:p>
                <draw:g>
                  <svg:desc>Feuille3.I17:Feuille3.I17</svg:desc>
                </draw:g>
              </table:table-cell>
              <table:table-cell office:value-type="string">
                <text:p>fireplaces</text:p>
                <draw:g>
                  <svg:desc>Feuille3.J17:Feuille3.J17</svg:desc>
                </draw:g>
              </table:table-cell>
              <table:table-cell office:value-type="string">
                <text:p>garagecars</text:p>
                <draw:g>
                  <svg:desc>Feuille3.K17:Feuille3.K17</svg:desc>
                </draw:g>
              </table:table-cell>
              <table:table-cell office:value-type="string">
                <text:p>yearbuilt</text:p>
                <draw:g>
                  <svg:desc>Feuille3.L17:Feuille3.L17</svg:desc>
                </draw:g>
              </table:table-cell>
              <table:table-cell office:value-type="string">
                <text:p>yearremodadd</text:p>
                <draw:g>
                  <svg:desc>Feuille3.M17:Feuille3.M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Feuille3.B18:Feuille3.B27</svg:desc>
                </draw:g>
              </table:table-cell>
              <table:table-cell office:value-type="float" office:value="3.872">
                <text:p>3.872</text:p>
                <draw:g>
                  <svg:desc>Feuille3.C18:Feuille3.C27</svg:desc>
                </draw:g>
              </table:table-cell>
              <table:table-cell office:value-type="float" office:value="-3.92592570557689">
                <text:p>-3.92592570557689</text:p>
                <draw:g>
                  <svg:desc>Feuille3.D18:Feuille3.D27</svg:desc>
                </draw:g>
              </table:table-cell>
              <table:table-cell office:value-type="float" office:value="14.1199000628986">
                <text:p>14.1199000628986</text:p>
                <draw:g>
                  <svg:desc>Feuille3.E18:Feuille3.E27</svg:desc>
                </draw:g>
              </table:table-cell>
              <table:table-cell office:value-type="float" office:value="11.6783886844601">
                <text:p>11.6783886844601</text:p>
                <draw:g>
                  <svg:desc>Feuille3.F18:Feuille3.F27</svg:desc>
                </draw:g>
              </table:table-cell>
              <table:table-cell office:value-type="float" office:value="6.72896374586309">
                <text:p>6.72896374586309</text:p>
                <draw:g>
                  <svg:desc>Feuille3.G18:Feuille3.G27</svg:desc>
                </draw:g>
              </table:table-cell>
              <table:table-cell office:value-type="float" office:value="12.2924022881485">
                <text:p>12.2924022881485</text:p>
                <draw:g>
                  <svg:desc>Feuille3.H18:Feuille3.H27</svg:desc>
                </draw:g>
              </table:table-cell>
              <table:table-cell office:value-type="float" office:value="7.42881431616495">
                <text:p>7.42881431616495</text:p>
                <draw:g>
                  <svg:desc>Feuille3.I18:Feuille3.I27</svg:desc>
                </draw:g>
              </table:table-cell>
              <table:table-cell office:value-type="float" office:value="8.92033489968445">
                <text:p>8.92033489968445</text:p>
                <draw:g>
                  <svg:desc>Feuille3.J18:Feuille3.J27</svg:desc>
                </draw:g>
              </table:table-cell>
              <table:table-cell office:value-type="float" office:value="13.027255302672">
                <text:p>13.027255302672</text:p>
                <draw:g>
                  <svg:desc>Feuille3.K18:Feuille3.K27</svg:desc>
                </draw:g>
              </table:table-cell>
              <table:table-cell office:value-type="float" office:value="11.6854949408412">
                <text:p>11.6854949408412</text:p>
                <draw:g>
                  <svg:desc>Feuille3.L18:Feuille3.L27</svg:desc>
                </draw:g>
              </table:table-cell>
              <table:table-cell office:value-type="float" office:value="10.1925200536902">
                <text:p>10.1925200536902</text:p>
                <draw:g>
                  <svg:desc>Feuille3.M18:Feuille3.M27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.419">
                <text:p>1.419</text:p>
              </table:table-cell>
              <table:table-cell office:value-type="float" office:value="9.3413516547199">
                <text:p>9.3413516547199</text:p>
              </table:table-cell>
              <table:table-cell office:value-type="float" office:value="-3.63785362943787">
                <text:p>-3.63785362943787</text:p>
              </table:table-cell>
              <table:table-cell office:value-type="float" office:value="8.90279088404599">
                <text:p>8.90279088404599</text:p>
              </table:table-cell>
              <table:table-cell office:value-type="float" office:value="19.2733993491086">
                <text:p>19.2733993491086</text:p>
              </table:table-cell>
              <table:table-cell office:value-type="float" office:value="4.42904390059917">
                <text:p>4.42904390059917</text:p>
              </table:table-cell>
              <table:table-cell office:value-type="float" office:value="6.15867314010742">
                <text:p>6.15867314010742</text:p>
              </table:table-cell>
              <table:table-cell office:value-type="float" office:value="14.6432820677655">
                <text:p>14.6432820677655</text:p>
              </table:table-cell>
              <table:table-cell office:value-type="float" office:value="-2.88604550737637">
                <text:p>-2.88604550737637</text:p>
              </table:table-cell>
              <table:table-cell office:value-type="float" office:value="-17.180281560648">
                <text:p>-17.180281560648</text:p>
              </table:table-cell>
              <table:table-cell office:value-type="float" office:value="-13.5472783061911">
                <text:p>-13.5472783061911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.127">
                <text:p>1.127</text:p>
              </table:table-cell>
              <table:table-cell office:value-type="float" office:value="29.4765346211983">
                <text:p>29.4765346211983</text:p>
              </table:table-cell>
              <table:table-cell office:value-type="float" office:value="8.63691672275692">
                <text:p>8.63691672275692</text:p>
              </table:table-cell>
              <table:table-cell office:value-type="float" office:value="8.1621556999982">
                <text:p>8.1621556999982</text:p>
              </table:table-cell>
              <table:table-cell office:value-type="float" office:value="-3.25831159324166">
                <text:p>-3.25831159324166</text:p>
              </table:table-cell>
              <table:table-cell office:value-type="float" office:value="-9.48674550418179">
                <text:p>-9.48674550418179</text:p>
              </table:table-cell>
              <table:table-cell office:value-type="float" office:value="-15.0708374889252">
                <text:p>-15.0708374889252</text:p>
              </table:table-cell>
              <table:table-cell office:value-type="float" office:value="2.04954611929128">
                <text:p>2.04954611929128</text:p>
              </table:table-cell>
              <table:table-cell office:value-type="float" office:value="1.10739359637616">
                <text:p>1.10739359637616</text:p>
              </table:table-cell>
              <table:table-cell office:value-type="float" office:value="-5.28648609698619">
                <text:p>-5.28648609698619</text:p>
              </table:table-cell>
              <table:table-cell office:value-type="float" office:value="17.4650725570442">
                <text:p>17.4650725570442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99">
                <text:p>0.99</text:p>
              </table:table-cell>
              <table:table-cell office:value-type="float" office:value="18.9491577076379">
                <text:p>18.9491577076379</text:p>
              </table:table-cell>
              <table:table-cell office:value-type="float" office:value="-2.28791745424553">
                <text:p>-2.28791745424553</text:p>
              </table:table-cell>
              <table:table-cell office:value-type="float" office:value="-15.3327562407497">
                <text:p>-15.3327562407497</text:p>
              </table:table-cell>
              <table:table-cell office:value-type="float" office:value="-4.54290876721831">
                <text:p>-4.54290876721831</text:p>
              </table:table-cell>
              <table:table-cell office:value-type="float" office:value="10.6161069290736">
                <text:p>10.6161069290736</text:p>
              </table:table-cell>
              <table:table-cell office:value-type="float" office:value="28.6600000081703">
                <text:p>28.6600000081703</text:p>
              </table:table-cell>
              <table:table-cell office:value-type="float" office:value="-5.19787753027796">
                <text:p>-5.19787753027796</text:p>
              </table:table-cell>
              <table:table-cell office:value-type="float" office:value="-5.58960056832317">
                <text:p>-5.58960056832317</text:p>
              </table:table-cell>
              <table:table-cell office:value-type="float" office:value="1.4535298171537">
                <text:p>1.4535298171537</text:p>
              </table:table-cell>
              <table:table-cell office:value-type="float" office:value="7.37014497714983">
                <text:p>7.37014497714983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719">
                <text:p>0.719</text:p>
              </table:table-cell>
              <table:table-cell office:value-type="float" office:value="2.44744148225591">
                <text:p>2.44744148225591</text:p>
              </table:table-cell>
              <table:table-cell office:value-type="float" office:value="-6.60942092118255">
                <text:p>-6.60942092118255</text:p>
              </table:table-cell>
              <table:table-cell office:value-type="float" office:value="-2.62624150548876">
                <text:p>-2.62624150548876</text:p>
              </table:table-cell>
              <table:table-cell office:value-type="float" office:value="30.9514549573096">
                <text:p>30.9514549573096</text:p>
              </table:table-cell>
              <table:table-cell office:value-type="float" office:value="3.29920427484463">
                <text:p>3.29920427484463</text:p>
              </table:table-cell>
              <table:table-cell office:value-type="float" office:value="-5.55929604460707">
                <text:p>-5.55929604460707</text:p>
              </table:table-cell>
              <table:table-cell office:value-type="float" office:value="-31.200464657025">
                <text:p>-31.200464657025</text:p>
              </table:table-cell>
              <table:table-cell office:value-type="float" office:value="9.05621188360342">
                <text:p>9.05621188360342</text:p>
              </table:table-cell>
              <table:table-cell office:value-type="float" office:value="1.55720508799442">
                <text:p>1.55720508799442</text:p>
              </table:table-cell>
              <table:table-cell office:value-type="float" office:value="6.69305918568856">
                <text:p>6.69305918568856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0.521">
                <text:p>0.521</text:p>
              </table:table-cell>
              <table:table-cell office:value-type="float" office:value="-0.900959914783417">
                <text:p>-0.900959914783417</text:p>
              </table:table-cell>
              <table:table-cell office:value-type="float" office:value="-9.3741590836091">
                <text:p>-9.3741590836091</text:p>
              </table:table-cell>
              <table:table-cell office:value-type="float" office:value="-14.7428484655172">
                <text:p>-14.7428484655172</text:p>
              </table:table-cell>
              <table:table-cell office:value-type="float" office:value="13.6161926394995">
                <text:p>13.6161926394995</text:p>
              </table:table-cell>
              <table:table-cell office:value-type="float" office:value="-18.4334827923616">
                <text:p>-18.4334827923616</text:p>
              </table:table-cell>
              <table:table-cell office:value-type="float" office:value="1.69376146577287">
                <text:p>1.69376146577287</text:p>
              </table:table-cell>
              <table:table-cell office:value-type="float" office:value="17.5661688379601">
                <text:p>17.5661688379601</text:p>
              </table:table-cell>
              <table:table-cell office:value-type="float" office:value="2.25759183504845">
                <text:p>2.25759183504845</text:p>
              </table:table-cell>
              <table:table-cell office:value-type="float" office:value="12.7306413835636">
                <text:p>12.7306413835636</text:p>
              </table:table-cell>
              <table:table-cell office:value-type="float" office:value="8.68419358188418">
                <text:p>8.68419358188418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46">
                <text:p>0.46</text:p>
              </table:table-cell>
              <table:table-cell office:value-type="float" office:value="7.03843845296385">
                <text:p>7.03843845296385</text:p>
              </table:table-cell>
              <table:table-cell office:value-type="float" office:value="-1.77015199051956">
                <text:p>-1.77015199051956</text:p>
              </table:table-cell>
              <table:table-cell office:value-type="float" office:value="-0.716881654944364">
                <text:p>-0.716881654944364</text:p>
              </table:table-cell>
              <table:table-cell office:value-type="float" office:value="-8.87512064920817">
                <text:p>-8.87512064920817</text:p>
              </table:table-cell>
              <table:table-cell office:value-type="float" office:value="-13.9700240309038">
                <text:p>-13.9700240309038</text:p>
              </table:table-cell>
              <table:table-cell office:value-type="float" office:value="8.90528569952356">
                <text:p>8.90528569952356</text:p>
              </table:table-cell>
              <table:table-cell office:value-type="float" office:value="-4.01885535506595">
                <text:p>-4.01885535506595</text:p>
              </table:table-cell>
              <table:table-cell office:value-type="float" office:value="35.5563714874316">
                <text:p>35.5563714874316</text:p>
              </table:table-cell>
              <table:table-cell office:value-type="float" office:value="-3.94401437017266">
                <text:p>-3.94401437017266</text:p>
              </table:table-cell>
              <table:table-cell office:value-type="float" office:value="-15.2048563092665">
                <text:p>-15.2048563092665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402">
                <text:p>0.402</text:p>
              </table:table-cell>
              <table:table-cell office:value-type="float" office:value="6.81794334625047">
                <text:p>6.81794334625047</text:p>
              </table:table-cell>
              <table:table-cell office:value-type="float" office:value="2.95445142587899">
                <text:p>2.95445142587899</text:p>
              </table:table-cell>
              <table:table-cell office:value-type="float" office:value="-22.644823097169">
                <text:p>-22.644823097169</text:p>
              </table:table-cell>
              <table:table-cell office:value-type="float" office:value="-0.0383404834411801">
                <text:p>-0.0383404834411801</text:p>
              </table:table-cell>
              <table:table-cell office:value-type="float" office:value="21.0678363240373">
                <text:p>21.0678363240373</text:p>
              </table:table-cell>
              <table:table-cell office:value-type="float" office:value="-18.9210485264448">
                <text:p>-18.9210485264448</text:p>
              </table:table-cell>
              <table:table-cell office:value-type="float" office:value="8.32698647390832">
                <text:p>8.32698647390832</text:p>
              </table:table-cell>
              <table:table-cell office:value-type="float" office:value="8.99999960103555">
                <text:p>8.99999960103555</text:p>
              </table:table-cell>
              <table:table-cell office:value-type="float" office:value="2.01485025467896">
                <text:p>2.01485025467896</text:p>
              </table:table-cell>
              <table:table-cell office:value-type="float" office:value="-8.21372046715545">
                <text:p>-8.21372046715545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284">
                <text:p>0.284</text:p>
              </table:table-cell>
              <table:table-cell office:value-type="float" office:value="5.00203432843026">
                <text:p>5.00203432843026</text:p>
              </table:table-cell>
              <table:table-cell office:value-type="float" office:value="26.545572404852">
                <text:p>26.545572404852</text:p>
              </table:table-cell>
              <table:table-cell office:value-type="float" office:value="-5.4270212451316">
                <text:p>-5.4270212451316</text:p>
              </table:table-cell>
              <table:table-cell office:value-type="float" office:value="7.02789596804534">
                <text:p>7.02789596804534</text:p>
              </table:table-cell>
              <table:table-cell office:value-type="float" office:value="-10.8588313989973">
                <text:p>-10.8588313989973</text:p>
              </table:table-cell>
              <table:table-cell office:value-type="float" office:value="2.10853736000104">
                <text:p>2.10853736000104</text:p>
              </table:table-cell>
              <table:table-cell office:value-type="float" office:value="-5.27768391516659">
                <text:p>-5.27768391516659</text:p>
              </table:table-cell>
              <table:table-cell office:value-type="float" office:value="-9.59980813716047">
                <text:p>-9.59980813716047</text:p>
              </table:table-cell>
              <table:table-cell office:value-type="float" office:value="10.8696734883714">
                <text:p>10.8696734883714</text:p>
              </table:table-cell>
              <table:table-cell office:value-type="float" office:value="-17.282941753844">
                <text:p>-17.282941753844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206">
                <text:p>0.206</text:p>
              </table:table-cell>
              <table:table-cell office:value-type="float" office:value="13.2913436692506">
                <text:p>13.2913436692506</text:p>
              </table:table-cell>
              <table:table-cell office:value-type="float" office:value="-17.3736232634891">
                <text:p>-17.3736232634891</text:p>
              </table:table-cell>
              <table:table-cell office:value-type="float" office:value="14.4937495203009">
                <text:p>14.4937495203009</text:p>
              </table:table-cell>
              <table:table-cell office:value-type="float" office:value="-2.65225650472024">
                <text:p>-2.65225650472024</text:p>
              </table:table-cell>
              <table:table-cell office:value-type="float" office:value="4.90136586333052">
                <text:p>4.90136586333052</text:p>
              </table:table-cell>
              <table:table-cell office:value-type="float" office:value="-3.45935029549467">
                <text:p>-3.45935029549467</text:p>
              </table:table-cell>
              <table:table-cell office:value-type="float" office:value="-0.67633580218487">
                <text:p>-0.67633580218487</text:p>
              </table:table-cell>
              <table:table-cell office:value-type="float" office:value="-3.92833614756825">
                <text:p>-3.92833614756825</text:p>
              </table:table-cell>
              <table:table-cell office:value-type="float" office:value="25.9861015171285">
                <text:p>25.9861015171285</text:p>
              </table:table-cell>
              <table:table-cell office:value-type="float" office:value="-13.2375374165324">
                <text:p>-13.2375374165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